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inherit" svg:font-family="inherit"/>
    <style:font-face style:name="Liberation Serif1" svg:font-family="'Liberation Serif'" style:font-family-generic="roman"/>
    <style:font-face style:name="Times new roman" svg:font-family="'Times new roman'" style:font-family-generic="roman"/>
    <style:font-face style:name="Arial" svg:font-family="Arial" style:font-family-generic="swiss"/>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9125in" fo:margin-left="0.016in" table:align="left" style:may-break-between-rows="true" table:border-model="collapsing"/>
    </style:style>
    <style:style style:name="Table1.A" style:family="table-column">
      <style:table-column-properties style:column-width="1.5028in"/>
    </style:style>
    <style:style style:name="Table1.B" style:family="table-column">
      <style:table-column-properties style:column-width="1.25in"/>
    </style:style>
    <style:style style:name="Table1.C" style:family="table-column">
      <style:table-column-properties style:column-width="1.384in"/>
    </style:style>
    <style:style style:name="Table1.D" style:family="table-column">
      <style:table-column-properties style:column-width="1.3917in"/>
    </style:style>
    <style:style style:name="Table1.1" style:family="table-row">
      <style:table-row-properties fo:keep-together="auto"/>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B3" style:family="table-cell" style:data-style-name="N0">
      <style:table-cell-properties fo:background-color="transparent" fo:padding="0in" fo:border="none" style:writing-mode="page">
        <style:background-image/>
      </style:table-cell-properties>
    </style:style>
    <style:style style:name="Table1.E3" style:family="table-cell" style:data-style-name="N0">
      <style:table-cell-properties fo:background-color="#3faf46" fo:padding="0in" fo:border="none" style:writing-mode="page">
        <style:background-image/>
      </style:table-cell-properties>
    </style:style>
    <style:style style:name="Table1.E6" style:family="table-cell">
      <style:table-cell-properties fo:background-color="#3faf46" fo:padding="0in" fo:border="none" style:writing-mode="page">
        <style:background-image/>
      </style:table-cell-properties>
    </style:style>
    <style:style style:name="Table1.A9" style:family="table-cell">
      <style:table-cell-properties fo:background-color="transparent" fo:padding="0in" fo:border-left="none" fo:border-right="none" fo:border-top="none" fo:border-bottom="0.75pt solid #000000" style:writing-mode="page">
        <style:background-image/>
      </style:table-cell-properties>
    </style:style>
    <style:style style:name="Table1.B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1.E9" style:family="table-cell" style:data-style-name="N0">
      <style:table-cell-properties fo:background-color="#3faf46" fo:padding="0in" fo:border-left="none" fo:border-right="none" fo:border-top="none" fo:border-bottom="0.75pt solid #000000" style:writing-mode="page">
        <style:background-image/>
      </style:table-cell-properties>
    </style:style>
    <style:style style:name="Table2" style:family="table">
      <style:table-properties style:width="6.9125in" fo:margin-left="0.016in" table:align="left" style:may-break-between-rows="true" table:border-model="collapsing"/>
    </style:style>
    <style:style style:name="Table2.A" style:family="table-column">
      <style:table-column-properties style:column-width="1.5028in"/>
    </style:style>
    <style:style style:name="Table2.B" style:family="table-column">
      <style:table-column-properties style:column-width="1.25in"/>
    </style:style>
    <style:style style:name="Table2.C" style:family="table-column">
      <style:table-column-properties style:column-width="1.384in"/>
    </style:style>
    <style:style style:name="Table2.D" style:family="table-column">
      <style:table-column-properties style:column-width="1.3917in"/>
    </style:style>
    <style:style style:name="Table2.1" style:family="table-row">
      <style:table-row-properties fo:keep-together="auto"/>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in" fo:border="none" style:writing-mode="page">
        <style:background-image/>
      </style:table-cell-properties>
    </style:style>
    <style:style style:name="Table2.B3" style:family="table-cell" style:data-style-name="N0">
      <style:table-cell-properties fo:background-color="transparent" fo:padding="0in" fo:border="none" style:writing-mode="page">
        <style:background-image/>
      </style:table-cell-properties>
    </style:style>
    <style:style style:name="Table2.E6" style:family="table-cell">
      <style:table-cell-properties fo:background-color="#3faf46" fo:padding="0in" fo:border="none" style:writing-mode="page">
        <style:background-image/>
      </style:table-cell-properties>
    </style:style>
    <style:style style:name="Table2.E7" style:family="table-cell" style:data-style-name="N0">
      <style:table-cell-properties fo:background-color="#3faf46" fo:padding="0in" fo:border="none" style:writing-mode="page">
        <style:background-image/>
      </style:table-cell-properties>
    </style:style>
    <style:style style:name="Table2.A9" style:family="table-cell">
      <style:table-cell-properties fo:background-color="transparent" fo:padding="0in" fo:border-left="none" fo:border-right="none" fo:border-top="none" fo:border-bottom="0.75pt solid #000000" style:writing-mode="page">
        <style:background-image/>
      </style:table-cell-properties>
    </style:style>
    <style:style style:name="Table2.B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2.D9" style:family="table-cell">
      <style:table-cell-properties fo:background-color="transparent" fo:padding="0in" fo:border-left="none" fo:border-right="none" fo:border-top="none" fo:border-bottom="0.75pt solid #000000" style:writing-mode="page">
        <style:background-image/>
      </style:table-cell-properties>
    </style:style>
    <style:style style:name="Table2.E9" style:family="table-cell">
      <style:table-cell-properties fo:background-color="#3faf46" fo:padding="0in" fo:border-left="none" fo:border-right="none" fo:border-top="none" fo:border-bottom="0.75pt solid #000000" style:writing-mode="page">
        <style:background-image/>
      </style:table-cell-properties>
    </style:style>
    <style:style style:name="Table3" style:family="table">
      <style:table-properties style:width="6.9125in" fo:margin-left="0.016in" table:align="left" style:may-break-between-rows="true" table:border-model="collapsing"/>
    </style:style>
    <style:style style:name="Table3.A" style:family="table-column">
      <style:table-column-properties style:column-width="1.5028in"/>
    </style:style>
    <style:style style:name="Table3.B" style:family="table-column">
      <style:table-column-properties style:column-width="1.25in"/>
    </style:style>
    <style:style style:name="Table3.C" style:family="table-column">
      <style:table-column-properties style:column-width="1.384in"/>
    </style:style>
    <style:style style:name="Table3.D" style:family="table-column">
      <style:table-column-properties style:column-width="1.3917in"/>
    </style:style>
    <style:style style:name="Table3.1" style:family="table-row">
      <style:table-row-properties fo:keep-together="auto"/>
    </style:style>
    <style:style style:name="Table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3.A2" style:family="table-cell">
      <style:table-cell-properties fo:background-color="transparent" fo:padding="0in" fo:border="none" style:writing-mode="page">
        <style:background-image/>
      </style:table-cell-properties>
    </style:style>
    <style:style style:name="Table3.B3" style:family="table-cell" style:data-style-name="N0">
      <style:table-cell-properties fo:background-color="transparent" fo:padding="0in" fo:border="none" style:writing-mode="page">
        <style:background-image/>
      </style:table-cell-properties>
    </style:style>
    <style:style style:name="Table3.E5" style:family="table-cell" style:data-style-name="N0">
      <style:table-cell-properties fo:background-color="#3faf46" fo:padding="0in" fo:border="none" style:writing-mode="page">
        <style:background-image/>
      </style:table-cell-properties>
    </style:style>
    <style:style style:name="Table3.E6" style:family="table-cell">
      <style:table-cell-properties fo:background-color="#3faf46" fo:padding="0in" fo:border="none" style:writing-mode="page">
        <style:background-image/>
      </style:table-cell-properties>
    </style:style>
    <style:style style:name="Table3.A9" style:family="table-cell">
      <style:table-cell-properties fo:background-color="transparent" fo:padding="0in" fo:border-left="none" fo:border-right="none" fo:border-top="none" fo:border-bottom="0.75pt solid #000000" style:writing-mode="page">
        <style:background-image/>
      </style:table-cell-properties>
    </style:style>
    <style:style style:name="Table3.B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3.D9" style:family="table-cell">
      <style:table-cell-properties fo:background-color="transparent" fo:padding="0in" fo:border-left="none" fo:border-right="none" fo:border-top="none" fo:border-bottom="0.75pt solid #000000" style:writing-mode="page">
        <style:background-image/>
      </style:table-cell-properties>
    </style:style>
    <style:style style:name="Table3.E9" style:family="table-cell">
      <style:table-cell-properties fo:background-color="#3faf46" fo:padding="0in" fo:border-left="none" fo:border-right="none" fo:border-top="none" fo:border-bottom="0.75pt solid #000000" style:writing-mode="page">
        <style:background-image/>
      </style:table-cell-properties>
    </style:style>
    <style:style style:name="Table4" style:family="table">
      <style:table-properties style:width="6.9125in" fo:margin-left="0.016in" table:align="left" style:may-break-between-rows="true" table:border-model="collapsing"/>
    </style:style>
    <style:style style:name="Table4.A" style:family="table-column">
      <style:table-column-properties style:column-width="1.5028in"/>
    </style:style>
    <style:style style:name="Table4.B" style:family="table-column">
      <style:table-column-properties style:column-width="1.25in"/>
    </style:style>
    <style:style style:name="Table4.C" style:family="table-column">
      <style:table-column-properties style:column-width="1.384in"/>
    </style:style>
    <style:style style:name="Table4.D" style:family="table-column">
      <style:table-column-properties style:column-width="1.3917in"/>
    </style:style>
    <style:style style:name="Table4.1" style:family="table-row">
      <style:table-row-properties fo:keep-together="auto"/>
    </style:style>
    <style:style style:name="Table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A2" style:family="table-cell">
      <style:table-cell-properties fo:background-color="transparent" fo:padding="0in" fo:border="none" style:writing-mode="page">
        <style:background-image/>
      </style:table-cell-properties>
    </style:style>
    <style:style style:name="Table4.B3" style:family="table-cell" style:data-style-name="N0">
      <style:table-cell-properties fo:background-color="transparent" fo:padding="0in" fo:border="none" style:writing-mode="page">
        <style:background-image/>
      </style:table-cell-properties>
    </style:style>
    <style:style style:name="Table4.A9" style:family="table-cell">
      <style:table-cell-properties fo:background-color="transparent" fo:padding="0in" fo:border-left="none" fo:border-right="none" fo:border-top="none" fo:border-bottom="0.75pt solid #000000" style:writing-mode="page">
        <style:background-image/>
      </style:table-cell-properties>
    </style:style>
    <style:style style:name="Table4.B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4.D9" style:family="table-cell">
      <style:table-cell-properties fo:background-color="transparent" fo:padding="0in" fo:border-left="none" fo:border-right="none" fo:border-top="none" fo:border-bottom="0.75pt solid #000000" style:writing-mode="page">
        <style:background-image/>
      </style:table-cell-properties>
    </style:style>
    <style:style style:name="Table4.E9" style:family="table-cell">
      <style:table-cell-properties fo:background-color="#3faf46" fo:padding="0in" fo:border-left="none" fo:border-right="none" fo:border-top="none" fo:border-bottom="0.75pt solid #000000" style:writing-mode="page">
        <style:background-image/>
      </style:table-cell-properties>
    </style:style>
    <style:style style:name="Table5" style:family="table">
      <style:table-properties style:width="6.9125in" fo:margin-left="0.016in" table:align="left" style:may-break-between-rows="true" table:border-model="collapsing"/>
    </style:style>
    <style:style style:name="Table5.A" style:family="table-column">
      <style:table-column-properties style:column-width="1.5028in"/>
    </style:style>
    <style:style style:name="Table5.B" style:family="table-column">
      <style:table-column-properties style:column-width="1.25in"/>
    </style:style>
    <style:style style:name="Table5.C" style:family="table-column">
      <style:table-column-properties style:column-width="1.384in"/>
    </style:style>
    <style:style style:name="Table5.D" style:family="table-column">
      <style:table-column-properties style:column-width="1.3917in"/>
    </style:style>
    <style:style style:name="Table5.1" style:family="table-row">
      <style:table-row-properties fo:keep-together="auto"/>
    </style:style>
    <style:style style:name="Table5.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A2" style:family="table-cell">
      <style:table-cell-properties fo:background-color="transparent" fo:padding="0in" fo:border="none" style:writing-mode="page">
        <style:background-image/>
      </style:table-cell-properties>
    </style:style>
    <style:style style:name="Table5.B3" style:family="table-cell" style:data-style-name="N0">
      <style:table-cell-properties fo:background-color="transparent" fo:padding="0in" fo:border="none" style:writing-mode="page">
        <style:background-image/>
      </style:table-cell-properties>
    </style:style>
    <style:style style:name="Table5.A9" style:family="table-cell">
      <style:table-cell-properties fo:background-color="transparent" fo:padding="0in" fo:border-left="none" fo:border-right="none" fo:border-top="none" fo:border-bottom="0.75pt solid #000000" style:writing-mode="page">
        <style:background-image/>
      </style:table-cell-properties>
    </style:style>
    <style:style style:name="Table5.B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6" style:family="table">
      <style:table-properties style:width="6.9125in" fo:margin-left="0.016in" table:align="left" style:may-break-between-rows="true" table:border-model="collapsing"/>
    </style:style>
    <style:style style:name="Table6.A" style:family="table-column">
      <style:table-column-properties style:column-width="1.5028in"/>
    </style:style>
    <style:style style:name="Table6.B" style:family="table-column">
      <style:table-column-properties style:column-width="1.25in"/>
    </style:style>
    <style:style style:name="Table6.C" style:family="table-column">
      <style:table-column-properties style:column-width="1.384in"/>
    </style:style>
    <style:style style:name="Table6.D" style:family="table-column">
      <style:table-column-properties style:column-width="1.3917in"/>
    </style:style>
    <style:style style:name="Table6.1" style:family="table-row">
      <style:table-row-properties fo:keep-together="auto"/>
    </style:style>
    <style:style style:name="Table6.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A2" style:family="table-cell">
      <style:table-cell-properties fo:background-color="transparent" fo:padding="0in" fo:border="none" style:writing-mode="page">
        <style:background-image/>
      </style:table-cell-properties>
    </style:style>
    <style:style style:name="Table6.B3" style:family="table-cell" style:data-style-name="N0">
      <style:table-cell-properties fo:background-color="transparent" fo:padding="0in" fo:border="none" style:writing-mode="page">
        <style:background-image/>
      </style:table-cell-properties>
    </style:style>
    <style:style style:name="Table6.A9" style:family="table-cell">
      <style:table-cell-properties fo:background-color="transparent" fo:padding="0in" fo:border-left="none" fo:border-right="none" fo:border-top="none" fo:border-bottom="0.75pt solid #000000" style:writing-mode="page">
        <style:background-image/>
      </style:table-cell-properties>
    </style:style>
    <style:style style:name="Table6.B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6.D9" style:family="table-cell">
      <style:table-cell-properties fo:background-color="transparent" fo:padding="0in" fo:border-left="none" fo:border-right="none" fo:border-top="none" fo:border-bottom="0.75pt solid #000000" style:writing-mode="page">
        <style:background-image/>
      </style:table-cell-properties>
    </style:style>
    <style:style style:name="Table6.E9" style:family="table-cell">
      <style:table-cell-properties fo:background-color="#3faf46" fo:padding="0in" fo:border-left="none" fo:border-right="none" fo:border-top="none" fo:border-bottom="0.75pt solid #000000" style:writing-mode="page">
        <style:background-image/>
      </style:table-cell-properties>
    </style:style>
    <style:style style:name="P1"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Arial" fo:font-size="12pt" fo:font-weight="normal" officeooo:rsid="001cbef8" officeooo:paragraph-rsid="0017da7e" style:font-size-asian="12pt" style:font-weight-asian="normal" style:font-size-complex="12pt" style:font-weight-complex="normal"/>
    </style:style>
    <style:style style:name="P2"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Arial" fo:font-size="12pt" fo:font-weight="normal" officeooo:rsid="001cbef8" officeooo:paragraph-rsid="0017da7e" style:font-name-asian="Times New Roman1" style:font-size-asian="12pt" style:font-weight-asian="normal" style:font-name-complex="Times New Roman1" style:font-size-complex="12pt" style:font-weight-complex="normal"/>
    </style:style>
    <style:style style:name="P3"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Arial" fo:font-size="12pt" fo:font-weight="normal" officeooo:rsid="001f5d63" officeooo:paragraph-rsid="001f5d63" style:font-name-asian="Times New Roman1" style:font-size-asian="12pt" style:font-weight-asian="normal" style:font-name-complex="Times New Roman1" style:font-size-complex="12pt" style:font-weight-complex="normal"/>
    </style:style>
    <style:style style:name="P4"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Arial" fo:font-size="12pt" fo:font-weight="normal" officeooo:rsid="002179da" officeooo:paragraph-rsid="00240690" style:font-name-asian="Times New Roman1" style:font-size-asian="12pt" style:font-weight-asian="normal" style:font-name-complex="Times New Roman1" style:font-size-complex="12pt" style:font-weight-complex="normal"/>
    </style:style>
    <style:style style:name="P5"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Arial" fo:font-size="12pt" fo:font-weight="normal" officeooo:rsid="002179da" officeooo:paragraph-rsid="002179da" style:font-name-asian="Times New Roman1" style:font-size-asian="12pt" style:font-weight-asian="normal" style:font-name-complex="Times New Roman1" style:font-size-complex="12pt" style:font-weight-complex="normal"/>
    </style:style>
    <style:style style:name="P6"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Arial" fo:font-size="12pt" fo:font-weight="normal" officeooo:rsid="002179da" officeooo:paragraph-rsid="00355d51" style:font-name-asian="Times New Roman1" style:font-size-asian="12pt" style:font-weight-asian="normal" style:font-name-complex="Times New Roman1" style:font-size-complex="12pt" style:font-weight-complex="normal"/>
    </style:style>
    <style:style style:name="P7"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Arial" fo:font-size="12pt" fo:font-weight="normal" officeooo:rsid="002179da" officeooo:paragraph-rsid="00367dd4" style:font-name-asian="Times New Roman1" style:font-size-asian="12pt" style:font-weight-asian="normal" style:font-name-complex="Times New Roman1" style:font-size-complex="12pt" style:font-weight-complex="normal"/>
    </style:style>
    <style:style style:name="P8"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Arial" fo:font-size="12pt" fo:font-weight="normal" officeooo:rsid="003af26f" officeooo:paragraph-rsid="003ccfeb" style:font-name-asian="Times New Roman1" style:font-size-asian="12pt" style:font-weight-asian="normal" style:font-name-complex="Times New Roman1" style:font-size-complex="12pt" style:font-weight-complex="normal"/>
    </style:style>
    <style:style style:name="P9"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officeooo:paragraph-rsid="0031e23e"/>
    </style:style>
    <style:style style:name="P10"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officeooo:paragraph-rsid="00339975"/>
    </style:style>
    <style:style style:name="P11"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officeooo:paragraph-rsid="002179da"/>
    </style:style>
    <style:style style:name="P12"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officeooo:paragraph-rsid="00367dd4"/>
    </style:style>
    <style:style style:name="P13"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officeooo:paragraph-rsid="005b4820"/>
    </style:style>
    <style:style style:name="P14"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officeooo:rsid="0023ab62" officeooo:paragraph-rsid="0023ab62"/>
    </style:style>
    <style:style style:name="P15"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officeooo:rsid="003af26f" officeooo:paragraph-rsid="003ccfeb"/>
    </style:style>
    <style:style style:name="P16"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officeooo:rsid="0044a6c7" officeooo:paragraph-rsid="0044a6c7"/>
    </style:style>
    <style:style style:name="P17" style:family="paragraph" style:parent-style-name="Preformatted_20_Text">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Arial" fo:font-size="12pt" fo:font-weight="normal" officeooo:rsid="001cbef8" officeooo:paragraph-rsid="0017da7e" style:font-name-asian="Times New Roman1" style:font-size-asian="12pt" style:font-weight-asian="normal" style:font-name-complex="Times New Roman1" style:font-size-complex="12pt" style:font-weight-complex="normal"/>
    </style:style>
    <style:style style:name="P18" style:family="paragraph" style:parent-style-name="Preformatted_20_Text">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Arial" fo:font-size="12pt" fo:font-weight="normal" officeooo:rsid="00682283" officeooo:paragraph-rsid="001c1514" style:font-name-asian="Times New Roman1" style:font-size-asian="12pt" style:font-weight-asian="normal" style:font-name-complex="Times New Roman1" style:font-size-complex="12pt" style:font-weight-complex="normal"/>
    </style:style>
    <style:style style:name="P19" style:family="paragraph" style:parent-style-name="Preformatted_20_Text">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Arial" fo:font-size="12pt" officeooo:rsid="001e3e8d" officeooo:paragraph-rsid="001c1514" style:font-name-asian="Times New Roman1" style:font-size-asian="12pt" style:font-name-complex="Times New Roman1" style:font-size-complex="12pt"/>
    </style:style>
    <style:style style:name="P20" style:family="paragraph" style:parent-style-name="Preformatted_20_Text">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Arial" fo:font-size="14pt" fo:font-weight="bold" officeooo:rsid="001b460a" officeooo:paragraph-rsid="001b460a" style:font-name-asian="Times New Roman1" style:font-size-asian="14pt" style:font-weight-asian="bold" style:font-name-complex="Times New Roman1" style:font-size-complex="14pt" style:font-weight-complex="bold"/>
    </style:style>
    <style:style style:name="P21" style:family="paragraph" style:parent-style-name="normal">
      <loext:graphic-properties draw:fill="solid" draw:fill-color="#ffffff"/>
      <style:paragraph-properties fo:margin-top="0in" fo:margin-bottom="0.0972in" loext:contextual-spacing="false" fo:line-height="100%" fo:text-align="center" style:justify-single-word="false" fo:orphans="0" fo:widows="0" fo:background-color="#ffffff"/>
      <style:text-properties style:font-name="Times New Roman" fo:font-size="14pt" fo:font-weight="normal" officeooo:rsid="00162597" officeooo:paragraph-rsid="00162597" style:font-name-asian="Times New Roman1" style:font-size-asian="14pt" style:font-weight-asian="normal" style:font-name-complex="Times New Roman1" style:font-size-complex="14pt" style:font-weight-complex="normal"/>
    </style:style>
    <style:style style:name="P22" style:family="paragraph" style:parent-style-name="normal">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Times New Roman" fo:font-size="14pt" fo:font-weight="normal" officeooo:rsid="00162597" officeooo:paragraph-rsid="00162597" style:font-name-asian="Times New Roman1" style:font-size-asian="14pt" style:font-weight-asian="normal" style:font-name-complex="Times New Roman1" style:font-size-complex="14pt" style:font-weight-complex="normal"/>
    </style:style>
    <style:style style:name="P23" style:family="paragraph" style:parent-style-name="normal">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Times New Roman" fo:font-size="12pt" fo:font-weight="normal" officeooo:rsid="00162597" officeooo:paragraph-rsid="00162597" style:font-name-asian="Times New Roman1" style:font-size-asian="12pt" style:font-weight-asian="normal" style:font-name-complex="Times New Roman1" style:font-size-complex="12pt" style:font-weight-complex="normal"/>
    </style:style>
    <style:style style:name="P24" style:family="paragraph" style:parent-style-name="normal">
      <style:text-properties style:font-name="Arial" fo:font-size="12pt" fo:font-weight="normal" officeooo:rsid="001cbef8" style:font-size-asian="12pt" style:font-weight-asian="normal" style:font-size-complex="12pt" style:font-weight-complex="normal"/>
    </style:style>
    <style:style style:name="P25" style:family="paragraph" style:parent-style-name="Standard">
      <style:text-properties style:font-name="Arial" officeooo:rsid="00221ac5" officeooo:paragraph-rsid="00221ac5"/>
    </style:style>
    <style:style style:name="P26" style:family="paragraph" style:parent-style-name="Standard">
      <style:paragraph-properties fo:text-align="center" style:justify-single-word="false"/>
      <style:text-properties style:font-name="arial" fo:font-size="20pt" fo:font-weight="bold" officeooo:rsid="00162597" officeooo:paragraph-rsid="00162597" style:font-size-asian="17.5pt" style:font-weight-asian="bold" style:font-size-complex="20pt" style:font-weight-complex="bold"/>
    </style:style>
    <style:style style:name="P27" style:family="paragraph" style:parent-style-name="Standard">
      <style:paragraph-properties fo:text-align="center" style:justify-single-word="false"/>
      <style:text-properties style:font-name="arial" fo:font-size="14pt" fo:font-weight="normal" officeooo:rsid="00162597" officeooo:paragraph-rsid="00162597" style:font-size-asian="12.25pt" style:font-weight-asian="normal" style:font-size-complex="14pt" style:font-weight-complex="normal"/>
    </style:style>
    <style:style style:name="P28" style:family="paragraph" style:parent-style-name="Standard">
      <style:paragraph-properties fo:text-align="center" style:justify-single-word="false"/>
      <style:text-properties style:font-name="Times new roman" fo:font-size="28pt" fo:font-weight="bold" officeooo:rsid="00162597" officeooo:paragraph-rsid="00162597" style:font-size-asian="28pt" style:font-weight-asian="bold" style:font-size-complex="28pt" style:font-weight-complex="bold"/>
    </style:style>
    <style:style style:name="P29" style:family="paragraph" style:parent-style-name="Standard">
      <style:paragraph-properties fo:text-align="center" style:justify-single-word="false"/>
      <style:text-properties style:font-name="Times new roman" fo:font-size="14pt" fo:font-weight="normal" officeooo:rsid="00162597" officeooo:paragraph-rsid="00162597" style:font-size-asian="12.25pt" style:font-weight-asian="normal" style:font-size-complex="14pt" style:font-weight-complex="normal"/>
    </style:style>
    <style:style style:name="P30" style:family="paragraph" style:parent-style-name="Standard">
      <style:text-properties fo:font-size="14pt" fo:font-weight="bold" officeooo:rsid="001cbef8" officeooo:paragraph-rsid="0017da7e" style:font-size-asian="12.25pt" style:font-weight-asian="bold" style:font-size-complex="14pt" style:font-weight-complex="bold"/>
    </style:style>
    <style:style style:name="P31" style:family="paragraph" style:parent-style-name="Standard">
      <style:text-properties fo:font-size="14pt" fo:font-weight="bold" officeooo:rsid="006f43dc" officeooo:paragraph-rsid="006f43dc" style:font-size-asian="12.25pt" style:font-weight-asian="bold" style:font-size-complex="14pt" style:font-weight-complex="bold"/>
    </style:style>
    <style:style style:name="P32" style:family="paragraph" style:parent-style-name="Standard">
      <style:text-properties officeooo:paragraph-rsid="002179da"/>
    </style:style>
    <style:style style:name="P33" style:family="paragraph" style:parent-style-name="Standard">
      <style:text-properties officeooo:rsid="00221ac5" officeooo:paragraph-rsid="00221ac5"/>
    </style:style>
    <style:style style:name="P34" style:family="paragraph" style:parent-style-name="Standard">
      <style:text-properties officeooo:rsid="00221ac5" officeooo:paragraph-rsid="00230352"/>
    </style:style>
    <style:style style:name="P35" style:family="paragraph" style:parent-style-name="Standard">
      <style:text-properties officeooo:rsid="00221ac5" officeooo:paragraph-rsid="00240690"/>
    </style:style>
    <style:style style:name="P36" style:family="paragraph" style:parent-style-name="Standard">
      <style:text-properties officeooo:paragraph-rsid="006bdc71"/>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5d63" officeooo:paragraph-rsid="001f5d63"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5d63" officeooo:paragraph-rsid="002179da"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5d63" officeooo:paragraph-rsid="00230352"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5d63" officeooo:paragraph-rsid="00240690"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4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5d63"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4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5d63" officeooo:paragraph-rsid="001f5d63"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5d63" officeooo:paragraph-rsid="002179da"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4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5d63" officeooo:paragraph-rsid="00230352"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4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5d63" officeooo:paragraph-rsid="00240690"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4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179da"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4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40690"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4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06845" officeooo:paragraph-rsid="00206845"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4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06845" officeooo:paragraph-rsid="002179da"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5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79da" officeooo:paragraph-rsid="002179da"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5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79da" officeooo:paragraph-rsid="00230352"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5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79da" officeooo:paragraph-rsid="00240690"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5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21ac5" officeooo:paragraph-rsid="00221ac5"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5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21ac5" officeooo:paragraph-rsid="00230352"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5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21ac5" officeooo:paragraph-rsid="00240690"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5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74abb" officeooo:paragraph-rsid="00474abb"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5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a8bee" officeooo:paragraph-rsid="004a8bee"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5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ac8d9" officeooo:paragraph-rsid="004ac8d9"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5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c6865" officeooo:paragraph-rsid="004c6865"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6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ea1b6" officeooo:paragraph-rsid="004ea1b6"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6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ffaa9" officeooo:paragraph-rsid="004ffaa9"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6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2970c" officeooo:paragraph-rsid="0052970c"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6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5d0e5" officeooo:paragraph-rsid="0055d0e5"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6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5db87" officeooo:paragraph-rsid="0055db87"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6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7d561" officeooo:paragraph-rsid="0057d561"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6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ead9f" officeooo:paragraph-rsid="005ead9f"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6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edd48" officeooo:paragraph-rsid="005edd48"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6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0ad9e" officeooo:paragraph-rsid="0060ad9e"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69" style:family="paragraph" style:parent-style-name="Footnote">
      <style:text-properties officeooo:rsid="003ccfeb" officeooo:paragraph-rsid="003ccfeb"/>
    </style:style>
    <style:style style:name="P70" style:family="paragraph" style:parent-style-name="Footnote">
      <style:text-properties officeooo:rsid="006b8632" officeooo:paragraph-rsid="006b8632"/>
    </style:style>
    <style:style style:name="P71" style:family="paragraph" style:parent-style-name="Footnote">
      <style:text-properties officeooo:rsid="0075ffb2" officeooo:paragraph-rsid="0075ffb2"/>
    </style:style>
    <style:style style:name="P72" style:family="paragraph" style:parent-style-name="Heading_20_1">
      <style:paragraph-properties fo:break-before="page"/>
    </style:style>
    <style:style style:name="P73" style:family="paragraph" style:parent-style-name="Heading_20_3">
      <style:text-properties officeooo:rsid="0075ffb2" officeooo:paragraph-rsid="0075ffb2"/>
    </style:style>
    <style:style style:name="P74" style:family="paragraph" style:parent-style-name="Preformatted_20_Text">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Arial" fo:font-size="14pt" fo:font-weight="normal" officeooo:rsid="00686f17" officeooo:paragraph-rsid="001b460a" style:font-name-asian="Times New Roman1" style:font-size-asian="14pt" style:font-weight-asian="normal" style:font-name-complex="Times New Roman1" style:font-size-complex="14pt" style:font-weight-complex="normal"/>
    </style:style>
    <style:style style:name="P75" style:family="paragraph" style:parent-style-name="Preformatted_20_Text">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Arial" fo:font-size="12pt" fo:font-weight="bold" officeooo:rsid="001b460a" officeooo:paragraph-rsid="001b460a" style:font-name-asian="Times New Roman1" style:font-size-asian="12pt" style:font-weight-asian="bold" style:font-name-complex="Times New Roman1" style:font-size-complex="12pt" style:font-weight-complex="bold"/>
    </style:style>
    <style:style style:name="P76" style:family="paragraph" style:parent-style-name="Standard">
      <style:text-properties fo:font-size="14pt" fo:font-weight="bold" officeooo:rsid="006f43dc" officeooo:paragraph-rsid="006f43dc" style:font-size-asian="12.25pt" style:font-weight-asian="bold" style:font-size-complex="14pt" style:font-weight-complex="bold"/>
    </style:style>
    <style:style style:name="P77" style:family="paragraph" style:parent-style-name="Text_20_body">
      <style:text-properties officeooo:paragraph-rsid="00722b04"/>
    </style:style>
    <style:style style:name="P78" style:family="paragraph" style:parent-style-name="Text_20_body">
      <style:text-properties fo:font-style="normal" officeooo:paragraph-rsid="00722b04" style:font-style-asian="normal" style:font-style-complex="normal"/>
    </style:style>
    <style:style style:name="P79" style:family="paragraph" style:parent-style-name="Text_20_body">
      <style:text-properties officeooo:paragraph-rsid="0075ffb2"/>
    </style:style>
    <style:style style:name="T1" style:family="text">
      <style:text-properties style:font-name="Arial" fo:font-size="12pt" officeooo:rsid="001cbef8" style:font-size-asian="12pt" style:font-weight-asian="normal" style:font-size-complex="12pt" style:font-weight-complex="normal"/>
    </style:style>
    <style:style style:name="T2" style:family="text">
      <style:text-properties style:font-name="Arial" fo:font-size="12pt" officeooo:rsid="001978b3" style:font-size-asian="12pt" style:font-weight-asian="normal" style:font-size-complex="12pt" style:font-weight-complex="normal"/>
    </style:style>
    <style:style style:name="T3" style:family="text">
      <style:text-properties style:font-name="Arial" fo:font-size="12pt" fo:font-weight="normal" officeooo:rsid="001cbef8" style:font-size-asian="12pt" style:font-weight-asian="normal" style:font-size-complex="12pt" style:font-weight-complex="normal"/>
    </style:style>
    <style:style style:name="T4" style:family="text">
      <style:text-properties style:font-name="Arial" fo:font-size="12pt" fo:font-weight="normal" officeooo:rsid="001978b3" style:font-size-asian="12pt" style:font-weight-asian="normal" style:font-size-complex="12pt" style:font-weight-complex="normal"/>
    </style:style>
    <style:style style:name="T5" style:family="text">
      <style:text-properties style:font-name="Arial" fo:font-size="12pt" fo:font-weight="normal" style:font-name-asian="Times New Roman1" style:font-size-asian="12pt" style:font-weight-asian="normal" style:font-name-complex="Times New Roman1" style:font-size-complex="12pt" style:font-weight-complex="normal"/>
    </style:style>
    <style:style style:name="T6" style:family="text">
      <style:text-properties style:font-name="Arial" fo:font-size="12pt" fo:font-weight="normal" officeooo:rsid="001f5d63" style:font-name-asian="Times New Roman1" style:font-size-asian="12pt" style:font-weight-asian="normal" style:font-name-complex="Times New Roman1" style:font-size-complex="12pt" style:font-weight-complex="normal"/>
    </style:style>
    <style:style style:name="T7" style:family="text">
      <style:text-properties style:font-name="Arial" fo:font-size="12pt" fo:font-weight="normal" officeooo:rsid="002179da" style:font-name-asian="Times New Roman1" style:font-size-asian="12pt" style:font-weight-asian="normal" style:font-name-complex="Times New Roman1" style:font-size-complex="12pt" style:font-weight-complex="normal"/>
    </style:style>
    <style:style style:name="T8" style:family="text">
      <style:text-properties style:font-name="Arial" fo:font-size="12pt" fo:font-weight="normal" officeooo:rsid="00290d9e" style:font-name-asian="Times New Roman1" style:font-size-asian="12pt" style:font-weight-asian="normal" style:font-name-complex="Times New Roman1" style:font-size-complex="12pt" style:font-weight-complex="normal"/>
    </style:style>
    <style:style style:name="T9" style:family="text">
      <style:text-properties style:font-name="Arial" fo:font-size="12pt" fo:font-weight="normal" officeooo:rsid="0031e23e" style:font-name-asian="Times New Roman1" style:font-size-asian="12pt" style:font-weight-asian="normal" style:font-name-complex="Times New Roman1" style:font-size-complex="12pt" style:font-weight-complex="normal"/>
    </style:style>
    <style:style style:name="T10" style:family="text">
      <style:text-properties style:font-name="Arial" fo:font-size="12pt" fo:font-weight="normal" officeooo:rsid="00383d00" style:font-name-asian="Times New Roman1" style:font-size-asian="12pt" style:font-weight-asian="normal" style:font-name-complex="Times New Roman1" style:font-size-complex="12pt" style:font-weight-complex="normal"/>
    </style:style>
    <style:style style:name="T11" style:family="text">
      <style:text-properties style:font-name="Arial" fo:font-size="12pt" fo:font-weight="normal" officeooo:rsid="00387111" style:font-name-asian="Times New Roman1" style:font-size-asian="12pt" style:font-weight-asian="normal" style:font-name-complex="Times New Roman1" style:font-size-complex="12pt" style:font-weight-complex="normal"/>
    </style:style>
    <style:style style:name="T12" style:family="text">
      <style:text-properties style:font-name="Arial" fo:font-size="12pt" fo:font-weight="normal" officeooo:rsid="003ccfeb" style:font-name-asian="Times New Roman1" style:font-size-asian="12pt" style:font-weight-asian="normal" style:font-name-complex="Times New Roman1" style:font-size-complex="12pt" style:font-weight-complex="normal"/>
    </style:style>
    <style:style style:name="T13" style:family="text">
      <style:text-properties style:font-name="Arial" fo:font-size="12pt" fo:font-weight="normal" officeooo:rsid="00414ff0" style:font-name-asian="Times New Roman1" style:font-size-asian="12pt" style:font-weight-asian="normal" style:font-name-complex="Times New Roman1" style:font-size-complex="12pt" style:font-weight-complex="normal"/>
    </style:style>
    <style:style style:name="T14" style:family="text">
      <style:text-properties style:font-name="Arial" fo:font-size="12pt" fo:font-weight="normal" officeooo:rsid="00464ec4" style:font-name-asian="Times New Roman1" style:font-size-asian="12pt" style:font-weight-asian="normal" style:font-name-complex="Times New Roman1" style:font-size-complex="12pt" style:font-weight-complex="normal"/>
    </style:style>
    <style:style style:name="T15" style:family="text">
      <style:text-properties style:font-name="Arial" fo:font-size="12pt" fo:font-weight="normal" officeooo:rsid="0046713d" style:font-name-asian="Times New Roman1" style:font-size-asian="12pt" style:font-weight-asian="normal" style:font-name-complex="Times New Roman1" style:font-size-complex="12pt" style:font-weight-complex="normal"/>
    </style:style>
    <style:style style:name="T16" style:family="text">
      <style:text-properties style:font-name="Arial" fo:font-size="12pt" fo:font-weight="normal" officeooo:rsid="005b4820" style:font-name-asian="Times New Roman1" style:font-size-asian="12pt" style:font-weight-asian="normal" style:font-name-complex="Times New Roman1" style:font-size-complex="12pt" style:font-weight-complex="normal"/>
    </style:style>
    <style:style style:name="T17" style:family="text">
      <style:text-properties style:font-name="Arial" fo:font-size="12pt" fo:font-weight="normal" officeooo:rsid="00643045" style:font-name-asian="Times New Roman1" style:font-size-asian="12pt" style:font-weight-asian="normal" style:font-name-complex="Times New Roman1" style:font-size-complex="12pt" style:font-weight-complex="normal"/>
    </style:style>
    <style:style style:name="T18" style:family="text">
      <style:text-properties style:font-name-asian="Times New Roman1" style:font-name-complex="Times New Roman1"/>
    </style:style>
    <style:style style:name="T19" style:family="text">
      <style:text-properties officeooo:rsid="001b460a" style:font-name-asian="Times New Roman1" style:font-name-complex="Times New Roman1"/>
    </style:style>
    <style:style style:name="T20" style:family="text">
      <style:text-properties fo:font-variant="normal" fo:text-transform="none" fo:color="#000000" style:font-name="Arial" fo:font-size="12pt" fo:letter-spacing="normal" fo:font-style="normal" style:font-size-asian="12pt" style:font-size-complex="12pt"/>
    </style:style>
    <style:style style:name="T21" style:family="text">
      <style:text-properties fo:font-variant="normal" fo:text-transform="none" fo:color="#000000" style:font-name="Arial" fo:font-size="12pt" fo:letter-spacing="normal" fo:font-style="normal" officeooo:rsid="001978b3" style:font-size-asian="12pt" style:font-size-complex="12pt"/>
    </style:style>
    <style:style style:name="T22" style:family="text">
      <style:text-properties fo:font-variant="normal" fo:text-transform="none" fo:color="#70757a" style:font-name="inherit" fo:font-size="12pt" fo:letter-spacing="normal" fo:font-style="normal" fo:font-weight="normal"/>
    </style:style>
    <style:style style:name="T23" style:family="text">
      <style:text-properties officeooo:rsid="001cbef8" style:font-size-asian="12pt" style:font-weight-asian="normal" style:font-size-complex="12pt" style:font-weight-complex="normal"/>
    </style:style>
    <style:style style:name="T24" style:family="text">
      <style:text-properties officeooo:rsid="002179da"/>
    </style:style>
    <style:style style:name="T25" style:family="text">
      <style:text-properties officeooo:rsid="00230352"/>
    </style:style>
    <style:style style:name="T26" style:family="text">
      <style:text-properties officeooo:rsid="0023ab62"/>
    </style:style>
    <style:style style:name="T27" style:family="text">
      <style:text-properties officeooo:rsid="00240690"/>
    </style:style>
    <style:style style:name="T28" style:family="text">
      <style:text-properties officeooo:rsid="00290d9e"/>
    </style:style>
    <style:style style:name="T29" style:family="text">
      <style:text-properties officeooo:rsid="002fe707"/>
    </style:style>
    <style:style style:name="T30" style:family="text">
      <style:text-properties officeooo:rsid="0031e23e"/>
    </style:style>
    <style:style style:name="T31" style:family="text">
      <style:text-properties style:text-position="sub 58%" officeooo:rsid="0031e23e"/>
    </style:style>
    <style:style style:name="T32" style:family="text">
      <style:text-properties style:text-position="sub 58%" style:font-name="Arial" fo:font-size="12pt" fo:font-weight="normal" officeooo:rsid="0031e23e" style:font-name-asian="Times New Roman1" style:font-size-asian="12pt" style:font-weight-asian="normal" style:font-name-complex="Times New Roman1" style:font-size-complex="12pt" style:font-weight-complex="normal"/>
    </style:style>
    <style:style style:name="T33" style:family="text">
      <style:text-properties style:text-position="sub 58%" fo:font-style="italic" style:font-style-asian="italic" style:font-style-complex="italic"/>
    </style:style>
    <style:style style:name="T34" style:family="text">
      <style:text-properties style:text-position="sub 58%" fo:font-style="italic" officeooo:rsid="00722b04" style:font-style-asian="italic" style:font-style-complex="italic"/>
    </style:style>
    <style:style style:name="T35" style:family="text">
      <style:text-properties style:text-position="sub 58%" officeooo:rsid="00750bc9"/>
    </style:style>
    <style:style style:name="T36" style:family="text">
      <style:text-properties style:text-position="sub 58%" officeooo:rsid="0075ffb2"/>
    </style:style>
    <style:style style:name="T37" style:family="text">
      <style:text-properties style:text-position="0% 100%"/>
    </style:style>
    <style:style style:name="T38" style:family="text">
      <style:text-properties style:text-position="0% 100%" officeooo:rsid="0031e23e"/>
    </style:style>
    <style:style style:name="T39" style:family="text">
      <style:text-properties style:text-position="0% 100%" style:font-name="Arial" fo:font-size="12pt" fo:font-weight="normal" officeooo:rsid="0031e23e" style:font-name-asian="Times New Roman1" style:font-size-asian="12pt" style:font-weight-asian="normal" style:font-name-complex="Times New Roman1" style:font-size-complex="12pt" style:font-weight-complex="normal"/>
    </style:style>
    <style:style style:name="T40" style:family="text">
      <style:text-properties style:text-position="0% 100%" style:font-name="Arial" fo:font-size="12pt" fo:font-weight="normal" officeooo:rsid="00367dd4" style:font-name-asian="Times New Roman1" style:font-size-asian="12pt" style:font-weight-asian="normal" style:font-name-complex="Times New Roman1" style:font-size-complex="12pt" style:font-weight-complex="normal"/>
    </style:style>
    <style:style style:name="T41" style:family="text">
      <style:text-properties style:text-position="0% 100%" style:font-name="Arial" fo:font-size="12pt" fo:font-weight="normal" officeooo:rsid="0065cd7b" style:font-name-asian="Times New Roman1" style:font-size-asian="12pt" style:font-weight-asian="normal" style:font-name-complex="Times New Roman1" style:font-size-complex="12pt" style:font-weight-complex="normal"/>
    </style:style>
    <style:style style:name="T42" style:family="text">
      <style:text-properties style:text-position="0% 100%" officeooo:rsid="00355d51"/>
    </style:style>
    <style:style style:name="T43" style:family="text">
      <style:text-properties style:text-position="0% 100%" officeooo:rsid="00367dd4"/>
    </style:style>
    <style:style style:name="T44" style:family="text">
      <style:text-properties style:text-position="0% 100%" officeooo:rsid="005a0e3d"/>
    </style:style>
    <style:style style:name="T45" style:family="text">
      <style:text-properties style:text-position="0% 100%" fo:font-style="italic" officeooo:rsid="00722b04" style:font-style-asian="italic" style:font-style-complex="italic"/>
    </style:style>
    <style:style style:name="T46" style:family="text">
      <style:text-properties style:text-position="0% 100%" fo:font-style="normal" officeooo:rsid="00722b04" style:font-style-asian="normal" style:font-style-complex="normal"/>
    </style:style>
    <style:style style:name="T47" style:family="text">
      <style:text-properties style:text-position="0% 100%" officeooo:rsid="00750bc9"/>
    </style:style>
    <style:style style:name="T48" style:family="text">
      <style:text-properties style:text-position="super 58%" style:font-name="Arial" fo:font-size="12pt" fo:font-weight="normal" officeooo:rsid="003ccfeb" style:font-name-asian="Times New Roman1" style:font-size-asian="12pt" style:font-weight-asian="normal" style:font-name-complex="Times New Roman1" style:font-size-complex="12pt" style:font-weight-complex="normal"/>
    </style:style>
    <style:style style:name="T49" style:family="text">
      <style:text-properties style:text-position="super 58%" officeooo:rsid="00722b04"/>
    </style:style>
    <style:style style:name="T50" style:family="text">
      <style:text-properties fo:font-weight="normal" officeooo:rsid="00686f17" style:font-weight-asian="normal" style:font-weight-complex="normal"/>
    </style:style>
    <style:style style:name="T51" style:family="text">
      <style:text-properties fo:font-weight="normal" officeooo:rsid="0069b959" style:font-weight-asian="normal" style:font-weight-complex="normal"/>
    </style:style>
    <style:style style:name="T52" style:family="text">
      <style:text-properties fo:font-weight="normal" officeooo:rsid="006a4931" style:font-weight-asian="normal" style:font-weight-complex="normal"/>
    </style:style>
    <style:style style:name="T53" style:family="text">
      <style:text-properties fo:font-weight="normal" officeooo:rsid="006b8632" style:font-weight-asian="normal" style:font-weight-complex="normal"/>
    </style:style>
    <style:style style:name="T54" style:family="text">
      <style:text-properties fo:font-weight="normal" officeooo:rsid="006bdc71" style:font-weight-asian="normal" style:font-weight-complex="normal"/>
    </style:style>
    <style:style style:name="T55" style:family="text">
      <style:text-properties fo:font-weight="normal" officeooo:rsid="006dd15f" style:font-weight-asian="normal" style:font-weight-complex="normal"/>
    </style:style>
    <style:style style:name="T56" style:family="text">
      <style:text-properties officeooo:rsid="00722b04"/>
    </style:style>
    <style:style style:name="T57" style:family="text">
      <style:text-properties style:font-name="Liberation Serif1" fo:font-style="italic" officeooo:rsid="00722b04" style:font-style-asian="italic" style:font-style-complex="italic"/>
    </style:style>
    <style:style style:name="T58" style:family="text">
      <style:text-properties style:font-name="Liberation Serif" officeooo:rsid="00722b04"/>
    </style:style>
    <style:style style:name="T59" style:family="text">
      <style:text-properties style:font-name="Liberation Serif" fo:font-style="italic" officeooo:rsid="00722b04"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officeooo:rsid="0076eb4b" style:font-style-asian="italic" style:font-style-complex="italic"/>
    </style:style>
    <style:style style:name="T62" style:family="text">
      <style:text-properties fo:font-style="italic" fo:font-weight="normal" officeooo:rsid="00750bc9" style:font-style-asian="italic" style:font-weight-asian="normal" style:font-style-complex="italic" style:font-weight-complex="normal"/>
    </style:style>
    <style:style style:name="T63" style:family="text">
      <style:text-properties fo:font-style="normal" style:font-style-asian="normal" style:font-style-complex="normal"/>
    </style:style>
    <style:style style:name="T64" style:family="text">
      <style:text-properties fo:font-style="normal" officeooo:rsid="0076eb4b"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MINIMAL COLOR SUM</text:p>
      <text:p text:style-name="P26"/>
      <text:p text:style-name="P21">Seminarski rad u okviru kursa<text:line-break/>Računarska inteligencija<text:line-break/>Matematički fakultet </text:p>
      <text:p text:style-name="P26"/>
      <text:p text:style-name="P29">Marija Papović, Luka Miletić</text:p>
      <text:p text:style-name="P27"/>
      <text:p text:style-name="P27"/>
      <text:p text:style-name="P22"/>
      <text:p text:style-name="P23"/>
      <text:h text:style-name="P72" text:outline-level="1">Uvod</text:h>
      <text:p text:style-name="P30"/>
      <text:p text:style-name="P30"/>
      <text:p text:style-name="P30"/>
      <text:p text:style-name="normal"><text:span text:style-name="T23"><text:tab/></text:span><text:span text:style-name="T1">Bojenje grafova</text:span><text:span text:style-name="T2">(GCP)</text:span><text:span text:style-name="T1"> je jedan od najpoznatijih i najviše rešavanih NP-teških problema kombinatorne optimizacije i ima veliki praktičan značaj.<text:line-break/></text:span><text:bookmark text:name="tw-target-rmn"/><text:span text:style-name="T20">Problem </text:span><text:span text:style-name="T21">minimalne sume bojenja grafova </text:span><text:span text:style-name="T20">(MSCP) je NP-</text:span><text:span text:style-name="T21">težak</text:span><text:span text:style-name="T20"> problem izveden iz problema bojenja gra</text:span><text:span text:style-name="T21">fova,</text:span><text:span text:style-name="T3"> </text:span><text:span text:style-name="T4">a uveli su ga Kubicka and Schwenk još 1989.godine </text:span><text:span text:style-name="T3">.<text:line-break/> Primenjuje se kod problema rasporeda, upravljanja skladištem, alokacije frekvencija u mobilnoj mreži, alokacije registara u optimizaciji kompajlera. </text:span></text:p>
      <text:p text:style-name="P24"/>
      <text:p text:style-name="P1"><text:span text:style-name="T18">Zadatak ovog problema je pronaći pravilno bojenje čvorova grafa koristeći boje predstavljene prirodnim brojevima {1, 2, ...}, tako da zbir boja dodeljenih čvorovima bude minimalan, </text:span><text:span text:style-name="T19">a da nikoja dva susedna čvorova nisu obojena u istu boju.</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h text:style-name="Heading_20_1" text:outline-level="1">Opšti rad I opis algoritma</text:h>
      <text:p text:style-name="P20"/>
      <text:p text:style-name="Standard"><text:tab/><text:span text:style-name="T50">U našem radu koristili smo dva tipa rešavanja problema.<text:line-break/>Prvo rešenje jeste Brute-force algoritam, dok se drugi tip rešenja zasniva na metaheuristikama.<text:line-break/></text:span><text:span text:style-name="T51">Kod oba</text:span><text:span text:style-name="T50"> pristupa generišemo permutacije koje predstavljaju redosled bojenja čvorova datog grafa, zatim bojimo čvorove tim redosledom najmanjom dopustivom bojom (prvim slobodnim brojem koju nisu iskoristili njegovi susedni čvorovi), <text:s/>računamo sumu tog bojenja, a najbolje rešenje čuvamo u globalnoj promenjivoj.</text:span></text:p>
      <text:p text:style-name="P74"/>
      <text:h text:style-name="Heading_20_2" text:outline-level="2">Brute-force algoritam</text:h>
      <text:p text:style-name="P20"/>
      <text:p text:style-name="P36"><text:tab/><text:span text:style-name="T52">U ovom pristupu je potrebno za n čvorova generisati sve permutacije dužine n ( ima ih n! ).<text:line-break/></text:span><text:span text:style-name="T53">Prvi od njih odgovara generisanju varijacija bez ponavljanja, gde se na svaku od n pozicija mogu postaviti elementi od 0 do n-1.</text:span><text:span text:style-name="T52"><text:line-break/>Navedena funkcija redom popunjava elemente niza <text:s/>du</text:span><text:span text:style-name="T53">ž</text:span><text:span text:style-name="T52">ine n. Promenljiva i </text:span><text:span text:style-name="T53">č</text:span><text:span text:style-name="T52">uva indeks naredne pozicije u nizu <text:s/>koju treba popuniti. Kada njena vrednost dostigne n, ceo niz je popunjen i tada se ispisuje generisana permutacija. Na poziciju i treba postavljati jedan po jedan element skupa od 0 do <text:line-break/>n-1 koji nije ve</text:span><text:span text:style-name="T53">ć</text:span><text:span text:style-name="T52"> postavljen na neku od prethodnih pozicija u nizu. <text:line-break/>Pretraga tog dela niza zahteva linearno vreme i da <text:s/>se to ne bi radilo, tj. da bi se ubrzala procedura odr</text:span><text:span text:style-name="T53">ž</text:span><text:span text:style-name="T52">ava se i logi</text:span><text:span text:style-name="T53">č</text:span><text:span text:style-name="T52">ki niz upotrebljen koji </text:span><text:span text:style-name="T53">č</text:span><text:span text:style-name="T52">uva informacije o tome koji elementi ve</text:span><text:span text:style-name="T53">ć</text:span><text:span text:style-name="T52"> postoje na prethodnim pozicijima: u nizu upotrebljen, na poziciji k je vrednost 1 ako i samo ako je element k ve</text:span><text:span text:style-name="T53">ć</text:span><text:span text:style-name="T52"> postavljen u deo niza <text:s/>pre pozicije i (tako se u konstantnom vremenu mo</text:span><text:span text:style-name="T53">ž</text:span><text:span text:style-name="T52">e proveriti da li je neki element ve</text:span><text:span text:style-name="T53">ć </text:span><text:span text:style-name="T52">uklju</text:span><text:span text:style-name="T53">č</text:span><text:span text:style-name="T52">en u permutaciju). Prolazi se redom kroz sve kandidate (vrednosti od 0 do n-1), onaj koji nije ve</text:span><text:span text:style-name="T53">ć</text:span><text:span text:style-name="T52"> uklju</text:span><text:span text:style-name="T53">č</text:span><text:span text:style-name="T52">en u permutaciju postavlja se na mesto i, bele</text:span><text:span text:style-name="T53">ž</text:span><text:span text:style-name="T52">i se da je taj element upotrebljen i nastavlja se rekurzivno generisanje permutacije. Nakon toga, element se povla</text:span><text:span text:style-name="T53">či</text:span><text:span text:style-name="T52"> tako </text:span><text:span text:style-name="T53">š</text:span><text:span text:style-name="T52">to se zabele</text:span><text:span text:style-name="T53">ž</text:span><text:span text:style-name="T52">i da vi</text:span><text:span text:style-name="T53">š</text:span><text:span text:style-name="T52">e nije upotrebljen i prelazi se na narednog kandidat</text:span><text:span text:style-name="T53">a.</text:span><text:span text:style-name="T53"><text:note text:id="ftn1" text:note-class="footnote"><text:note-citation>1</text:note-citation><text:note-body><text:p text:style-name="P70">Iz knige ,,Programiranje 2”, Mladen Nikolić I Predrag Janjičić</text:p></text:note-body></text:note></text:span><text:span text:style-name="T53"><text:line-break/><text:line-break/></text:span><text:span text:style-name="T54">Kada generišemo permutaciju, bojimo je najmanjom bojom ( brojem ) dostupnim u nizu </text:span><text:span text:style-name="T62">dopustive_boje </text:span><text:span text:style-name="T54">, a ako je zbir datog bojenja bolji (manji) od globalnog najboljeg, tada ažuriramo najbolje rešenje I prelazimo na narednu permutaciju, sve dok ne ispitamo sve permutacije.<text:line-break/><text:line-break/></text:span><text:span text:style-name="T53"><text:line-break/></text:span><text:span text:style-name="T54">Kako je za ovaj algoritam potrebno ispitati sve permutacije, testiranje na vecim grafovima ( sa 11 I više čvorova) zahteva jako puno vremena, pa ovaj algoritam radi dobro samo na grafovima manjih dimenzija </text:span><text:span text:style-name="T55">I garantuje nalaženje najboljeg rešenja jer ispituje sve moguće ispravne kombinacije bojenja grafa.</text:span></text:p>
      <text:p text:style-name="P36"><text:span text:style-name="T53"><text:line-break/></text:span><text:span text:style-name="T52"><text:line-break/></text:span></text:p>
      <text:p text:style-name="Standard"><text:tab/></text:p>
      <text:p text:style-name="Standard"><text:tab/></text:p>
      <text:p text:style-name="P20"><text:soft-page-break/><text:tab/></text:p>
      <text:h text:style-name="Heading_20_2" text:outline-level="2">Rešenja zasnovana na metaheuristikama</text:h>
      <text:p text:style-name="Standard"/>
      <text:p text:style-name="Standard"><text:tab/><text:span text:style-name="T56">Glavna stvar kod implementacija rešenja zasnovanih na metaheuristikama jeste funkcija cilja. </text:span></text:p>
      <text:p text:style-name="P77">Vrednost funkcije cilja za proizvoljno rešenje x ∈ X izračunava se na sledeći način: <text:line-break/><text:tab/>• Inicijalizuje se vektor x_boje dužine n, čiji su svi elementi nule (nula označava da čvoru još uvek nije dodeljena boja);<text:line-break/><text:tab/> • Za čvor v<text:span text:style-name="T36">i</text:span> koji je na redu za bojenje na osnovu zadatog vektora rešenja, određuje se vektor zauzete_boje, koji sadrži boje koje su već zauzete njegovim obojenim susedima; <text:line-break/><text:tab/>• Nakon određivanja vektora zauzete_boje, koji sadrži već zauzete boje, čvoru v<text:span text:style-name="T35">i</text:span><text:span text:style-name="T47"> </text:span><text:span text:style-name="T37"><text:s/></text:span>se dodeljuje boja jednaka min{q : q ∈ Z<text:span text:style-name="T49">+</text:span>, q <text:span text:style-name="T56">ne pripada vektoru</text:span><text:span text:style-name="T60"> zauzete_boje}; <text:line-break/><text:tab/>• </text:span><text:span text:style-name="T63">Ovaj postupak se ponavlja za sve čvorove </text:span><text:span text:style-name="T45">v</text:span><text:span text:style-name="T34">i</text:span><text:span text:style-name="T46"> grafa </text:span><text:span text:style-name="T60">G, sve dok se ne ažurira ceo vektor x_boje; <text:line-break/><text:tab/>• </text:span><text:span text:style-name="T63">Vrednost funkcije cilja za rešenje</text:span><text:span text:style-name="T60"> x </text:span><text:span text:style-name="T63">se dobija tako što se saberu svi elementi vektora</text:span><text:span text:style-name="T60"> x_boje, </text:span><text:span text:style-name="T64">tj</text:span><text:span text:style-name="T60">. f(x) = </text:span><text:span text:style-name="T57">Σ</text:span><text:span text:style-name="T59">x_boje(i);</text:span></text:p>
      <text:p text:style-name="P77"><text:span text:style-name="T59"/></text:p>
      <text:p text:style-name="P78"><text:span text:style-name="T58">Ideja potiče iz pohlepnog algoritma za bojenje čvorova grafa. Složenost izračunavanja funkcije cilja će najviše zavisiti od broja grana grafa koji se testira. To znači da će vreme izvršavanja za grafove sa jako velikim brojem grana biti znatno duže od grafova sa manjim brojem grana.</text:span></text:p>
      <text:p text:style-name="P78"><text:span text:style-name="T58"/></text:p>
      <text:h text:style-name="P73" text:outline-level="3">Lokalna pretraga</text:h>
      <text:p text:style-name="P79"/>
      <text:p text:style-name="P79"><text:tab/></text:p>
      <text:p text:style-name="P79"/>
      <text:p text:style-name="P78"><text:span text:style-name="T58"/></text:p>
      <text:p text:style-name="P78"><text:span text:style-name="T58"/></text:p>
      <text:p text:style-name="P78"><text:span text:style-name="T58"/></text:p>
      <text:p text:style-name="P77"><text:span text:style-name="T59"/></text:p>
      <text:p text:style-name="P77"><text:span text:style-name="T59"/></text:p>
      <text:p text:style-name="P77"/>
      <text:p text:style-name="P77"/>
      <text:p text:style-name="Text_20_body"/>
      <text:p text:style-name="P31"/>
      <text:p text:style-name="P31"><text:tab/></text:p>
      <text:p text:style-name="P31"><text:soft-page-break/></text:p>
      <text:p text:style-name="P75"><text:s text:c="2"/></text:p>
      <text:p text:style-name="P19"/>
      <text:p text:style-name="P18"/>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4"><text:span text:style-name="T6">Testiranja su vršena na računaru sa procesorom Intel Core i5-82</text:span><text:span text:style-name="T10">50</text:span><text:span text:style-name="T6">U</text:span><text:span text:style-name="T11">(8)</text:span><text:span text:style-name="T6"> </text:span><text:span text:style-name="T10">3</text:span><text:span text:style-name="T6">.</text:span><text:span text:style-name="T10">4</text:span><text:span text:style-name="T6"> GHz i 8GB RAM memorije.</text:span></text:p>
      <text:p text:style-name="P16"><text:span text:style-name="T6">T</text:span><text:span text:style-name="T5">estirane su sve metode nad svim instancama preuzetim iz literature.</text:span></text:p>
      <text:p text:style-name="P16"><text:span text:style-name="T5">Svaka metoda je pozvana 5 puta nad svakom instancom, pri cemu je zabelezno ukupno </text:span><text:soft-page-break/><text:span text:style-name="T5">vreme izvrsavanja tih pet iteracija(total time), prosecno vreme izvrsavanja jedne iteracije(avarage time), prosecna resenj</text:span><text:span text:style-name="T14">a</text:span><text:span text:style-name="T5"> koja su dobijena kao rezultat izvrsavanja metode(</text:span><text:span text:style-name="T15">ava</text:span><text:span text:style-name="T5">rage value) I najbolje resenje koje je metoda izracunala tokom tih 5 iteracija(best value).</text:span></text:p>
      <text:p text:style-name="P15"><text:span text:style-name="T6">P</text:span><text:span text:style-name="T5">ri testiranju instanci grupe 1, koji imaju manje od 100 cvorova u grafu, kod metoda lokalne pretrage I simuliranog kaljena, kao nacin trazenja suseda koriscen je pristup zasnovan na zameni</text:span><text:span text:style-name="T48"><text:note text:id="ftn2" text:note-class="footnote"><text:note-citation>2</text:note-citation><text:note-body><text:p text:style-name="P69">Iz slajdova genetsko programiranje, prof.Aleksandar Kartelj</text:p></text:note-body></text:note></text:span><text:span text:style-name="T5">. A kod testiranja instanci grupe 2, koji imaju vise od 100 cvorova u grafu, kao nacin trazenja suseda kori</text:span><text:span text:style-name="T12">s</text:span><text:span text:style-name="T5">cen je pristup zasnovan na mesanju</text:span><text:span text:style-name="T5"><text:note text:id="ftn3" text:note-class="footnote"><text:note-citation>3</text:note-citation><text:note-body><text:p text:style-name="P69">Iz slajdova genetsko programiranje, prof.Aleksandar Kartelj</text:p></text:note-body></text:note></text:span><text:span text:style-name="T5"> jer obezbedjuje intenzivniju promenu </text:span><text:span text:style-name="T13">resenja</text:span><text:span text:style-name="T5">(sto je pogodno za tako velike instance).</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4"><text:span text:style-name="T6">G</text:span><text:span text:style-name="T5">rupa 1: n &lt; 100</text:span></text:p>
      <text:p text:style-name="P11"><text:span text:style-name="T6">Instance : 2-Insertions_3 </text:span><text:span text:style-name="T7">(</text:span><text:span text:style-name="T8">n=</text:span><text:span text:style-name="T7">37, </text:span><text:span text:style-name="T8">m=</text:span><text:span text:style-name="T7">72)</text:span></text:p>
      <text:p text:style-name="P12"><text:span text:style-name="T7">IBM ILOG CPLEX 12.8 egzaktn</text:span><text:span text:style-name="T9">i</text:span><text:span text:style-name="T7"> rešavač: </text:span><text:span text:style-name="T9">Optimalno resenje za ovu instancu je OPT</text:span><text:span text:style-name="T32">sol</text:span><text:span text:style-name="T39">= </text:span><text:span text:style-name="T40">62</text:span></text:p>
      <table:table table:name="Table1" table:style-name="Table1" table:template-name="Academic">
        <table:table-column table:style-name="Table1.A"/>
        <table:table-column table:style-name="Table1.B"/>
        <table:table-column table:style-name="Table1.C"/>
        <table:table-column table:style-name="Table1.D"/>
        <table:table-column table:style-name="Table1.C"/>
        <text:soft-page-break/>
        <table:table-row table:style-name="Table1.1">
          <table:table-cell table:style-name="Table1.A1" office:value-type="string">
            <text:p text:style-name="P42">Method name</text:p>
          </table:table-cell>
          <table:table-cell table:style-name="Table1.A1" office:value-type="string">
            <text:p text:style-name="P42">Total time(sec)</text:p>
          </table:table-cell>
          <table:table-cell table:style-name="Table1.A1" office:value-type="string">
            <text:p text:style-name="P42">Average time(sec)</text:p>
          </table:table-cell>
          <table:table-cell table:style-name="Table1.A1" office:value-type="string">
            <text:p text:style-name="P42">Average value</text:p>
          </table:table-cell>
          <table:table-cell table:style-name="Table1.A1" office:value-type="string">
            <text:p text:style-name="P42">Best value</text:p>
          </table:table-cell>
        </table:table-row>
        <table:table-row table:style-name="TableLine94201358379312">
          <table:table-cell table:style-name="Table1.A2" office:value-type="string">
            <text:p text:style-name="P37">Brute force</text:p>
          </table:table-cell>
          <table:table-cell table:style-name="Table1.A2" office:value-type="string">
            <text:p text:style-name="P42">-</text:p>
          </table:table-cell>
          <table:table-cell table:style-name="Table1.A2" office:value-type="string">
            <text:p text:style-name="P42">-</text:p>
          </table:table-cell>
          <table:table-cell table:style-name="Table1.A2" office:value-type="string">
            <text:p text:style-name="P42">-</text:p>
          </table:table-cell>
          <table:table-cell table:style-name="Table1.A2" office:value-type="string">
            <text:p text:style-name="P42">-</text:p>
          </table:table-cell>
        </table:table-row>
        <table:table-row table:style-name="TableLine94201358381872">
          <table:table-cell table:style-name="Table1.A2" office:value-type="string">
            <text:p text:style-name="P37">Local search</text:p>
          </table:table-cell>
          <table:table-cell table:style-name="Table1.B3" office:value-type="float" office:value="31.62">
            <text:p text:style-name="P41">31.62</text:p>
          </table:table-cell>
          <table:table-cell table:style-name="Table1.B3" office:value-type="float" office:value="6.324">
            <text:p text:style-name="P48">6.32</text:p>
          </table:table-cell>
          <table:table-cell table:style-name="Table1.B3" office:value-type="float" office:value="62">
            <text:p text:style-name="P42">62</text:p>
          </table:table-cell>
          <table:table-cell table:style-name="Table1.E3" office:value-type="float" office:value="62">
            <text:p text:style-name="P42">62</text:p>
          </table:table-cell>
        </table:table-row>
        <table:table-row table:style-name="TableLine94201358384880">
          <table:table-cell table:style-name="Table1.A2" office:value-type="string">
            <text:p text:style-name="P37">Simulated annealing</text:p>
          </table:table-cell>
          <table:table-cell table:style-name="Table1.B3" office:value-type="float" office:value="31.056">
            <text:p text:style-name="P42">31.06</text:p>
          </table:table-cell>
          <table:table-cell table:style-name="Table1.B3" office:value-type="float" office:value="6.212">
            <text:p text:style-name="P48">6.21</text:p>
          </table:table-cell>
          <table:table-cell table:style-name="Table1.B3" office:value-type="float" office:value="62">
            <text:p text:style-name="P42">62</text:p>
          </table:table-cell>
          <table:table-cell table:style-name="Table1.E3" office:value-type="float" office:value="62">
            <text:p text:style-name="P42">62</text:p>
          </table:table-cell>
        </table:table-row>
        <table:table-row table:style-name="TableLine94201358388160">
          <table:table-cell table:style-name="Table1.A2" office:value-type="string">
            <text:p text:style-name="P37">VNS(k_max = 3)</text:p>
          </table:table-cell>
          <table:table-cell table:style-name="Table1.B3" office:value-type="float" office:value="73.176">
            <text:p text:style-name="P42">73.18</text:p>
          </table:table-cell>
          <table:table-cell table:style-name="Table1.B3" office:value-type="float" office:value="14.636">
            <text:p text:style-name="P48">14.64</text:p>
          </table:table-cell>
          <table:table-cell table:style-name="Table1.B3" office:value-type="float" office:value="62">
            <text:p text:style-name="P42">62</text:p>
          </table:table-cell>
          <table:table-cell table:style-name="Table1.E3" office:value-type="float" office:value="62">
            <text:p text:style-name="P42">62</text:p>
          </table:table-cell>
        </table:table-row>
        <table:table-row table:style-name="TableLine94201358391440">
          <table:table-cell table:style-name="Table1.A2" office:value-type="string">
            <text:p text:style-name="P37">VNS(k_max = 5)</text:p>
          </table:table-cell>
          <table:table-cell table:style-name="Table1.A2" office:value-type="string">
            <text:p text:style-name="P58">133.51</text:p>
          </table:table-cell>
          <table:table-cell table:style-name="Table1.A2" office:value-type="string">
            <text:p text:style-name="P58">26.70</text:p>
          </table:table-cell>
          <table:table-cell table:style-name="Table1.A2" office:value-type="string">
            <text:p text:style-name="P58">62</text:p>
          </table:table-cell>
          <table:table-cell table:style-name="Table1.E6" office:value-type="string">
            <text:p text:style-name="P58">62</text:p>
          </table:table-cell>
        </table:table-row>
        <table:table-row table:style-name="TableLine94201358393152">
          <table:table-cell table:style-name="Table1.A2" office:value-type="string">
            <text:p text:style-name="P37">Genetic (roulette)</text:p>
          </table:table-cell>
          <table:table-cell table:style-name="Table1.B3" office:value-type="float" office:value="41.127">
            <text:p text:style-name="P48">41.13</text:p>
          </table:table-cell>
          <table:table-cell table:style-name="Table1.B3" office:value-type="float" office:value="8.226">
            <text:p text:style-name="P48">8.23</text:p>
          </table:table-cell>
          <table:table-cell table:style-name="Table1.B3" office:value-type="float" office:value="62">
            <text:p text:style-name="P42">62</text:p>
          </table:table-cell>
          <table:table-cell table:style-name="Table1.E3" office:value-type="float" office:value="62">
            <text:p text:style-name="P42">62</text:p>
          </table:table-cell>
        </table:table-row>
        <table:table-row table:style-name="TableLine94201358396272">
          <table:table-cell table:style-name="Table1.A2" office:value-type="string">
            <text:p text:style-name="P37">Genetic (tournament)</text:p>
          </table:table-cell>
          <table:table-cell table:style-name="Table1.B3" office:value-type="float" office:value="60.732">
            <text:p text:style-name="P48">60.73</text:p>
          </table:table-cell>
          <table:table-cell table:style-name="Table1.B3" office:value-type="float" office:value="12.146">
            <text:p text:style-name="P48">12.15</text:p>
          </table:table-cell>
          <table:table-cell table:style-name="Table1.B3" office:value-type="float" office:value="62">
            <text:p text:style-name="P42">62</text:p>
          </table:table-cell>
          <table:table-cell table:style-name="Table1.E3" office:value-type="float" office:value="62">
            <text:p text:style-name="P42">62</text:p>
          </table:table-cell>
        </table:table-row>
        <table:table-row table:style-name="TableLine94201358399472">
          <table:table-cell table:style-name="Table1.A9" office:value-type="string">
            <text:p text:style-name="P37">Hybrid (ga + sa)</text:p>
          </table:table-cell>
          <table:table-cell table:style-name="Table1.B9" office:value-type="float" office:value="75.928">
            <text:p text:style-name="P48">75.93</text:p>
          </table:table-cell>
          <table:table-cell table:style-name="Table1.B9" office:value-type="float" office:value="15.186">
            <text:p text:style-name="P48">15.19</text:p>
          </table:table-cell>
          <table:table-cell table:style-name="Table1.B9" office:value-type="float" office:value="62">
            <text:p text:style-name="P48">62</text:p>
          </table:table-cell>
          <table:table-cell table:style-name="Table1.E9" office:value-type="float" office:value="62">
            <text:p text:style-name="P42">62</text:p>
          </table:table-cell>
        </table:table-row>
      </table:table>
      <text:p text:style-name="P3"/>
      <text:p text:style-name="P5">Instance: mug88_25 (<text:span text:style-name="T28">n=</text:span>88, <text:span text:style-name="T28">m=</text:span>146)</text:p>
      <text:p text:style-name="P7">IBM ILOG CPLEX 12.8 egzaktn<text:span text:style-name="T30">i</text:span> rešavač: <text:span text:style-name="T30">Optimalno resenje za ovu instancu je OPT</text:span><text:span text:style-name="T31">sol</text:span><text:span text:style-name="T38">= </text:span><text:span text:style-name="T43">178</text:span></text:p>
      <table:table table:name="Table2" table:style-name="Table2" table:template-name="Academic">
        <table:table-column table:style-name="Table2.A"/>
        <table:table-column table:style-name="Table2.B"/>
        <table:table-column table:style-name="Table2.C"/>
        <table:table-column table:style-name="Table2.D"/>
        <table:table-column table:style-name="Table2.C"/>
        <table:table-row table:style-name="Table2.1">
          <table:table-cell table:style-name="Table2.A1" office:value-type="string">
            <text:p text:style-name="P43">Method name</text:p>
          </table:table-cell>
          <table:table-cell table:style-name="Table2.A1" office:value-type="string">
            <text:p text:style-name="P43">Total time(sec)</text:p>
          </table:table-cell>
          <table:table-cell table:style-name="Table2.A1" office:value-type="string">
            <text:p text:style-name="P43">Average time(sec)</text:p>
          </table:table-cell>
          <table:table-cell table:style-name="Table2.A1" office:value-type="string">
            <text:p text:style-name="P43">Average value</text:p>
          </table:table-cell>
          <table:table-cell table:style-name="Table2.A1" office:value-type="string">
            <text:p text:style-name="P43">Best value</text:p>
          </table:table-cell>
        </table:table-row>
        <table:table-row table:style-name="TableLine94201358548224">
          <table:table-cell table:style-name="Table2.A2" office:value-type="string">
            <text:p text:style-name="P38">Brute force</text:p>
          </table:table-cell>
          <table:table-cell table:style-name="Table2.A2" office:value-type="string">
            <text:p text:style-name="P43">-</text:p>
          </table:table-cell>
          <table:table-cell table:style-name="Table2.A2" office:value-type="string">
            <text:p text:style-name="P50">-</text:p>
          </table:table-cell>
          <table:table-cell table:style-name="Table2.A2" office:value-type="string">
            <text:p text:style-name="P43">-</text:p>
          </table:table-cell>
          <table:table-cell table:style-name="Table2.A2" office:value-type="string">
            <text:p text:style-name="P43">-</text:p>
          </table:table-cell>
        </table:table-row>
        <table:table-row table:style-name="TableLine94201358550336">
          <table:table-cell table:style-name="Table2.A2" office:value-type="string">
            <text:p text:style-name="P38">Local search</text:p>
          </table:table-cell>
          <table:table-cell table:style-name="Table2.B3" office:value-type="float" office:value="169.036">
            <text:p text:style-name="P50">169.04</text:p>
          </table:table-cell>
          <table:table-cell table:style-name="Table2.B3" office:value-type="float" office:value="33.808">
            <text:p text:style-name="P50">33.81</text:p>
          </table:table-cell>
          <table:table-cell table:style-name="Table2.B3" office:value-type="float" office:value="180.2">
            <text:p text:style-name="P50">180.2</text:p>
          </table:table-cell>
          <table:table-cell table:style-name="Table2.B3" office:value-type="float" office:value="179">
            <text:p text:style-name="P50">179</text:p>
          </table:table-cell>
        </table:table-row>
        <table:table-row table:style-name="TableLine94201358552928">
          <table:table-cell table:style-name="Table2.A2" office:value-type="string">
            <text:p text:style-name="P38">Simulated annealing</text:p>
          </table:table-cell>
          <table:table-cell table:style-name="Table2.B3" office:value-type="float" office:value="164.054">
            <text:p text:style-name="P50">164.05</text:p>
          </table:table-cell>
          <table:table-cell table:style-name="Table2.B3" office:value-type="float" office:value="32.81">
            <text:p text:style-name="P50">32.81</text:p>
          </table:table-cell>
          <table:table-cell table:style-name="Table2.B3" office:value-type="float" office:value="180">
            <text:p text:style-name="P50">180</text:p>
          </table:table-cell>
          <table:table-cell table:style-name="Table2.B3" office:value-type="float" office:value="179">
            <text:p text:style-name="P50">179</text:p>
          </table:table-cell>
        </table:table-row>
        <table:table-row table:style-name="TableLine94201358556176">
          <table:table-cell table:style-name="Table2.A2" office:value-type="string">
            <text:p text:style-name="P38">VNS(k_max = 3)</text:p>
          </table:table-cell>
          <table:table-cell table:style-name="Table2.B3" office:value-type="float" office:value="330.871">
            <text:p text:style-name="P50">330.87</text:p>
          </table:table-cell>
          <table:table-cell table:style-name="Table2.B3" office:value-type="float" office:value="66.174">
            <text:p text:style-name="P49">66.17</text:p>
          </table:table-cell>
          <table:table-cell table:style-name="Table2.B3" office:value-type="float" office:value="180">
            <text:p text:style-name="P50">180</text:p>
          </table:table-cell>
          <table:table-cell table:style-name="Table2.B3" office:value-type="float" office:value="180">
            <text:p text:style-name="P50">180</text:p>
          </table:table-cell>
        </table:table-row>
        <table:table-row table:style-name="TableLine94201358559456">
          <table:table-cell table:style-name="Table2.A2" office:value-type="string">
            <text:p text:style-name="P38">VNS(k_max = 5)</text:p>
          </table:table-cell>
          <table:table-cell table:style-name="Table2.A2" office:value-type="string">
            <text:p text:style-name="P50">688.486</text:p>
          </table:table-cell>
          <table:table-cell table:style-name="Table2.A2" office:value-type="string">
            <text:p text:style-name="P46">137.<text:span text:style-name="T24">68</text:span></text:p>
          </table:table-cell>
          <table:table-cell table:style-name="Table2.A2" office:value-type="string">
            <text:p text:style-name="P50">178.6</text:p>
          </table:table-cell>
          <table:table-cell table:style-name="Table2.E6" office:value-type="string">
            <text:p text:style-name="P50">178</text:p>
          </table:table-cell>
        </table:table-row>
        <table:table-row table:style-name="TableLine94201358561168">
          <table:table-cell table:style-name="Table2.A2" office:value-type="string">
            <text:p text:style-name="P38">Genetic (roulette)</text:p>
          </table:table-cell>
          <table:table-cell table:style-name="Table2.B3" office:value-type="float" office:value="207.786">
            <text:p text:style-name="P50">207.79</text:p>
          </table:table-cell>
          <table:table-cell table:style-name="Table2.B3" office:value-type="float" office:value="41.558">
            <text:p text:style-name="P50">41.56</text:p>
          </table:table-cell>
          <table:table-cell table:style-name="Table2.B3" office:value-type="float" office:value="179.4">
            <text:p text:style-name="P50">179.4</text:p>
          </table:table-cell>
          <table:table-cell table:style-name="Table2.E7" office:value-type="float" office:value="178">
            <text:p text:style-name="P50">178</text:p>
          </table:table-cell>
        </table:table-row>
        <table:table-row table:style-name="TableLine94201358564368">
          <table:table-cell table:style-name="Table2.A2" office:value-type="string">
            <text:p text:style-name="P38">Genetic (tournament)</text:p>
          </table:table-cell>
          <table:table-cell table:style-name="Table2.B3" office:value-type="float" office:value="369.13">
            <text:p text:style-name="P50">369.13</text:p>
          </table:table-cell>
          <table:table-cell table:style-name="Table2.B3" office:value-type="float" office:value="73.83">
            <text:p text:style-name="P50">73.83</text:p>
          </table:table-cell>
          <table:table-cell table:style-name="Table2.B3" office:value-type="float" office:value="178.8">
            <text:p text:style-name="P50">178.8</text:p>
          </table:table-cell>
          <table:table-cell table:style-name="Table2.E7" office:value-type="float" office:value="178">
            <text:p text:style-name="P50">178</text:p>
          </table:table-cell>
        </table:table-row>
        <table:table-row table:style-name="TableLine94201358567568">
          <table:table-cell table:style-name="Table2.A9" office:value-type="string">
            <text:p text:style-name="P38">Hybrid (ga + sa)</text:p>
          </table:table-cell>
          <table:table-cell table:style-name="Table2.B9" office:value-type="float" office:value="376.968">
            <text:p text:style-name="P50">376.97</text:p>
          </table:table-cell>
          <table:table-cell table:style-name="Table2.B9" office:value-type="float" office:value="75.394">
            <text:p text:style-name="P50">75.39</text:p>
          </table:table-cell>
          <table:table-cell table:style-name="Table2.D9" office:value-type="string">
            <text:p text:style-name="P50">178.4</text:p>
          </table:table-cell>
          <table:table-cell table:style-name="Table2.E9" office:value-type="string">
            <text:p text:style-name="P50">178</text:p>
          </table:table-cell>
        </table:table-row>
      </table:table>
      <text:p text:style-name="P32"/>
      <text:p text:style-name="P32"/>
      <text:p text:style-name="P5">Instance: myciel6 (<text:span text:style-name="T28">n=</text:span>95, <text:span text:style-name="T28">m=</text:span>755)</text:p>
      <text:p text:style-name="P6">IBM ILOG CPLEX 12.8 egzaktn<text:span text:style-name="T30">i</text:span> rešavač: <text:span text:style-name="T30">Optimalno resenje za ovu instancu je OPT</text:span><text:span text:style-name="T31">sol</text:span><text:span text:style-name="T38">= </text:span><text:span text:style-name="T42">189</text:span></text:p>
      <table:table table:name="Table3" table:style-name="Table3" table:template-name="Academic">
        <table:table-column table:style-name="Table3.A"/>
        <table:table-column table:style-name="Table3.B"/>
        <table:table-column table:style-name="Table3.C"/>
        <table:table-column table:style-name="Table3.D"/>
        <table:table-column table:style-name="Table3.C"/>
        <table:table-row table:style-name="Table3.1">
          <table:table-cell table:style-name="Table3.A1" office:value-type="string">
            <text:p text:style-name="P43">Method name</text:p>
          </table:table-cell>
          <table:table-cell table:style-name="Table3.A1" office:value-type="string">
            <text:p text:style-name="P43">Total time(sec)</text:p>
          </table:table-cell>
          <table:table-cell table:style-name="Table3.A1" office:value-type="string">
            <text:p text:style-name="P43">Average time(sec)</text:p>
          </table:table-cell>
          <table:table-cell table:style-name="Table3.A1" office:value-type="string">
            <text:p text:style-name="P43">Average value</text:p>
          </table:table-cell>
          <table:table-cell table:style-name="Table3.A1" office:value-type="string">
            <text:p text:style-name="P43">Best value</text:p>
          </table:table-cell>
        </table:table-row>
        <table:table-row table:style-name="TableLine94201358606544">
          <table:table-cell table:style-name="Table3.A2" office:value-type="string">
            <text:p text:style-name="P38">Brute force</text:p>
          </table:table-cell>
          <table:table-cell table:style-name="Table3.A2" office:value-type="string">
            <text:p text:style-name="P43">-</text:p>
          </table:table-cell>
          <table:table-cell table:style-name="Table3.A2" office:value-type="string">
            <text:p text:style-name="P50">-</text:p>
          </table:table-cell>
          <table:table-cell table:style-name="Table3.A2" office:value-type="string">
            <text:p text:style-name="P43">-</text:p>
          </table:table-cell>
          <table:table-cell table:style-name="Table3.A2" office:value-type="string">
            <text:p text:style-name="P43">-</text:p>
          </table:table-cell>
        </table:table-row>
        <table:table-row table:style-name="TableLine94201358608048">
          <table:table-cell table:style-name="Table3.A2" office:value-type="string">
            <text:p text:style-name="P38">Local search</text:p>
          </table:table-cell>
          <table:table-cell table:style-name="Table3.B3" office:value-type="float" office:value="210.793">
            <text:p text:style-name="P53">210.79</text:p>
          </table:table-cell>
          <table:table-cell table:style-name="Table3.B3" office:value-type="float" office:value="42.158">
            <text:p text:style-name="P53">42.16</text:p>
          </table:table-cell>
          <table:table-cell table:style-name="Table3.B3" office:value-type="float" office:value="191.8">
            <text:p text:style-name="P53">191.8</text:p>
          </table:table-cell>
          <table:table-cell table:style-name="Table3.B3" office:value-type="float" office:value="190">
            <text:p text:style-name="P53">190</text:p>
          </table:table-cell>
        </table:table-row>
        <table:table-row table:style-name="TableLine94201358610928">
          <table:table-cell table:style-name="Table3.A2" office:value-type="string">
            <text:p text:style-name="P38">Simulated annealing</text:p>
          </table:table-cell>
          <table:table-cell table:style-name="Table3.B3" office:value-type="float" office:value="211.885">
            <text:p text:style-name="P53">211.89</text:p>
          </table:table-cell>
          <table:table-cell table:style-name="Table3.B3" office:value-type="float" office:value="42.378">
            <text:p text:style-name="P53">42.38</text:p>
          </table:table-cell>
          <table:table-cell table:style-name="Table3.B3" office:value-type="float" office:value="193.6">
            <text:p text:style-name="P53">193.6</text:p>
          </table:table-cell>
          <table:table-cell table:style-name="Table3.B3" office:value-type="float" office:value="192">
            <text:p text:style-name="P53">192</text:p>
          </table:table-cell>
        </table:table-row>
        <table:table-row table:style-name="TableLine94201358614176">
          <table:table-cell table:style-name="Table3.A2" office:value-type="string">
            <text:p text:style-name="P38">VNS(k_max = 3)</text:p>
          </table:table-cell>
          <table:table-cell table:style-name="Table3.B3" office:value-type="float" office:value="432.217">
            <text:p text:style-name="P53">432.22</text:p>
          </table:table-cell>
          <table:table-cell table:style-name="Table3.B3" office:value-type="float" office:value="86.444">
            <text:p text:style-name="P53">86.44</text:p>
          </table:table-cell>
          <table:table-cell table:style-name="Table3.B3" office:value-type="float" office:value="189.8">
            <text:p text:style-name="P53">189.8</text:p>
          </table:table-cell>
          <table:table-cell table:style-name="Table3.E5" office:value-type="float" office:value="189">
            <text:p text:style-name="P53">189</text:p>
          </table:table-cell>
        </table:table-row>
        <table:table-row table:style-name="TableLine94201358617456">
          <table:table-cell table:style-name="Table3.A2" office:value-type="string">
            <text:p text:style-name="P38">VNS(k_max = 5)</text:p>
          </table:table-cell>
          <table:table-cell table:style-name="Table3.A2" office:value-type="string">
            <text:p text:style-name="P59">855.382</text:p>
          </table:table-cell>
          <table:table-cell table:style-name="Table3.A2" office:value-type="string">
            <text:p text:style-name="P59">171.07</text:p>
          </table:table-cell>
          <table:table-cell table:style-name="Table3.A2" office:value-type="string">
            <text:p text:style-name="P59">189.4</text:p>
          </table:table-cell>
          <table:table-cell table:style-name="Table3.E6" office:value-type="string">
            <text:p text:style-name="P59">189</text:p>
          </table:table-cell>
        </table:table-row>
        <table:table-row table:style-name="TableLine94201358619168">
          <table:table-cell table:style-name="Table3.A2" office:value-type="string">
            <text:p text:style-name="P38">Genetic (roulette)</text:p>
          </table:table-cell>
          <table:table-cell table:style-name="Table3.B3" office:value-type="float" office:value="256.084">
            <text:p text:style-name="P53">256.08</text:p>
          </table:table-cell>
          <table:table-cell table:style-name="Table3.B3" office:value-type="float" office:value="51.216">
            <text:p text:style-name="P53">51.22</text:p>
          </table:table-cell>
          <table:table-cell table:style-name="Table3.B3" office:value-type="float" office:value="190.4">
            <text:p text:style-name="P53">190.4</text:p>
          </table:table-cell>
          <table:table-cell table:style-name="Table3.E5" office:value-type="float" office:value="189">
            <text:p text:style-name="P53">189</text:p>
          </table:table-cell>
        </table:table-row>
        <table:table-row table:style-name="TableLine94201358622368">
          <table:table-cell table:style-name="Table3.A2" office:value-type="string">
            <text:p text:style-name="P38">Genetic (tournament)</text:p>
          </table:table-cell>
          <table:table-cell table:style-name="Table3.B3" office:value-type="float" office:value="441.364">
            <text:p text:style-name="P53">441.36</text:p>
          </table:table-cell>
          <table:table-cell table:style-name="Table3.B3" office:value-type="float" office:value="88.272">
            <text:p text:style-name="P53">88.27</text:p>
          </table:table-cell>
          <table:table-cell table:style-name="Table3.B3" office:value-type="float" office:value="194.4">
            <text:p text:style-name="P53">194.4</text:p>
          </table:table-cell>
          <table:table-cell table:style-name="Table3.B3" office:value-type="float" office:value="194">
            <text:p text:style-name="P53">194</text:p>
          </table:table-cell>
        </table:table-row>
        <table:table-row table:style-name="TableLine94201358625632">
          <table:table-cell table:style-name="Table3.A9" office:value-type="string">
            <text:p text:style-name="P38">Hybrid (ga + sa)</text:p>
          </table:table-cell>
          <table:table-cell table:style-name="Table3.B9" office:value-type="float" office:value="472.66">
            <text:p text:style-name="P53">472.66</text:p>
          </table:table-cell>
          <table:table-cell table:style-name="Table3.B9" office:value-type="float" office:value="94.4">
            <text:p text:style-name="P53">94.4</text:p>
          </table:table-cell>
          <table:table-cell table:style-name="Table3.D9" office:value-type="string">
            <text:p text:style-name="P53">190.2</text:p>
          </table:table-cell>
          <table:table-cell table:style-name="Table3.E9" office:value-type="string">
            <text:p text:style-name="P53">189</text:p>
          </table:table-cell>
        </table:table-row>
      </table:table>
      <text:p text:style-name="P32"/>
      <text:p text:style-name="P32"/>
      <text:p text:style-name="P32"/>
      <text:p text:style-name="P32"/>
      <text:p text:style-name="P32"/>
      <text:p text:style-name="P32"/>
      <text:p text:style-name="P32"/>
      <text:p text:style-name="P25">Grupa 2: <text:s/><text:span text:style-name="T26">100 </text:span>&lt;<text:span text:style-name="T29">=</text:span> <text:span text:style-name="T26">n &lt;</text:span><text:span text:style-name="T29">=</text:span><text:span text:style-name="T26"> 500</text:span></text:p>
      <text:p text:style-name="P33"/>
      <text:p text:style-name="P13"><text:span text:style-name="T7">Instance: mulsol.i.1 <text:s/>(</text:span><text:span text:style-name="T17">n=</text:span><text:span text:style-name="T16">197, </text:span><text:span text:style-name="T17">m=</text:span><text:span text:style-name="T16">3925</text:span><text:span text:style-name="T7">) </text:span></text:p>
      <text:p text:style-name="P9"><text:span text:style-name="T7">IBM ILOG CPLEX 12.8 egzaktn</text:span><text:span text:style-name="T9">i</text:span><text:span text:style-name="T7"> rešavač: </text:span><text:span text:style-name="T9">Optimalno resenje za ovu instancu je OPT</text:span><text:span text:style-name="T32">sol</text:span><text:span text:style-name="T39">= </text:span><text:span text:style-name="T44">1957</text:span></text:p>
      <table:table table:name="Table4" table:style-name="Table4" table:template-name="Academic">
        <table:table-column table:style-name="Table4.A"/>
        <table:table-column table:style-name="Table4.B"/>
        <table:table-column table:style-name="Table4.C"/>
        <table:table-column table:style-name="Table4.D"/>
        <table:table-column table:style-name="Table4.C"/>
        <text:soft-page-break/>
        <table:table-row table:style-name="Table4.1">
          <table:table-cell table:style-name="Table4.A1" office:value-type="string">
            <text:p text:style-name="P44">Method name</text:p>
          </table:table-cell>
          <table:table-cell table:style-name="Table4.A1" office:value-type="string">
            <text:p text:style-name="P44">Total time(sec)</text:p>
          </table:table-cell>
          <table:table-cell table:style-name="Table4.A1" office:value-type="string">
            <text:p text:style-name="P44">Average time(sec)</text:p>
          </table:table-cell>
          <table:table-cell table:style-name="Table4.A1" office:value-type="string">
            <text:p text:style-name="P44">Average value</text:p>
          </table:table-cell>
          <table:table-cell table:style-name="Table4.A1" office:value-type="string">
            <text:p text:style-name="P44">Best value</text:p>
          </table:table-cell>
        </table:table-row>
        <table:table-row table:style-name="TableLine94201358669424">
          <table:table-cell table:style-name="Table4.A2" office:value-type="string">
            <text:p text:style-name="P39">Brute force</text:p>
          </table:table-cell>
          <table:table-cell table:style-name="Table4.A2" office:value-type="string">
            <text:p text:style-name="P44">-</text:p>
          </table:table-cell>
          <table:table-cell table:style-name="Table4.A2" office:value-type="string">
            <text:p text:style-name="P51">-</text:p>
          </table:table-cell>
          <table:table-cell table:style-name="Table4.A2" office:value-type="string">
            <text:p text:style-name="P44">-</text:p>
          </table:table-cell>
          <table:table-cell table:style-name="Table4.A2" office:value-type="string">
            <text:p text:style-name="P44">-</text:p>
          </table:table-cell>
        </table:table-row>
        <table:table-row table:style-name="TableLine94201358671536">
          <table:table-cell table:style-name="Table4.A2" office:value-type="string">
            <text:p text:style-name="P39">Local search</text:p>
          </table:table-cell>
          <table:table-cell table:style-name="Table4.B3" office:value-type="float" office:value="1013.168">
            <text:p text:style-name="P66">1013.17</text:p>
          </table:table-cell>
          <table:table-cell table:style-name="Table4.B3" office:value-type="float" office:value="202.634">
            <text:p text:style-name="P66">202.63</text:p>
          </table:table-cell>
          <table:table-cell table:style-name="Table4.B3" office:value-type="float" office:value="1984.4">
            <text:p text:style-name="P66">1984.4</text:p>
          </table:table-cell>
          <table:table-cell table:style-name="Table4.B3" office:value-type="float" office:value="1975">
            <text:p text:style-name="P66">1975</text:p>
          </table:table-cell>
        </table:table-row>
        <table:table-row table:style-name="TableLine94201358674384">
          <table:table-cell table:style-name="Table4.A2" office:value-type="string">
            <text:p text:style-name="P39">Simulated annealing</text:p>
          </table:table-cell>
          <table:table-cell table:style-name="Table4.B3" office:value-type="float" office:value="1017.021">
            <text:p text:style-name="P66">1017.02</text:p>
          </table:table-cell>
          <table:table-cell table:style-name="Table4.B3" office:value-type="float" office:value="203.404">
            <text:p text:style-name="P66">203.4</text:p>
          </table:table-cell>
          <table:table-cell table:style-name="Table4.B3" office:value-type="float" office:value="1981.6">
            <text:p text:style-name="P66">1981.6</text:p>
          </table:table-cell>
          <table:table-cell table:style-name="Table4.B3" office:value-type="float" office:value="1967">
            <text:p text:style-name="P66">1967</text:p>
          </table:table-cell>
        </table:table-row>
        <table:table-row table:style-name="TableLine94201358677632">
          <table:table-cell table:style-name="Table4.A2" office:value-type="string">
            <text:p text:style-name="P39">VNS(k_max = 3)</text:p>
          </table:table-cell>
          <table:table-cell table:style-name="Table4.B3" office:value-type="float" office:value="2063.356">
            <text:p text:style-name="P66">2063.36</text:p>
          </table:table-cell>
          <table:table-cell table:style-name="Table4.B3" office:value-type="float" office:value="412.672">
            <text:p text:style-name="P66">412.67</text:p>
          </table:table-cell>
          <table:table-cell table:style-name="Table4.B3" office:value-type="float" office:value="1979.8">
            <text:p text:style-name="P66">1979.8</text:p>
          </table:table-cell>
          <table:table-cell table:style-name="Table4.B3" office:value-type="float" office:value="1968">
            <text:p text:style-name="P66">1968</text:p>
          </table:table-cell>
        </table:table-row>
        <table:table-row table:style-name="TableLine94201358680912">
          <table:table-cell table:style-name="Table4.A2" office:value-type="string">
            <text:p text:style-name="P39">VNS(k_max = 5)</text:p>
          </table:table-cell>
          <table:table-cell table:style-name="Table4.A2" office:value-type="string">
            <text:p text:style-name="P66">4109.84</text:p>
          </table:table-cell>
          <table:table-cell table:style-name="Table4.A2" office:value-type="string">
            <text:p text:style-name="P67">821.9</text:p>
          </table:table-cell>
          <table:table-cell table:style-name="Table4.A2" office:value-type="string">
            <text:p text:style-name="P67">1977.2</text:p>
          </table:table-cell>
          <table:table-cell table:style-name="Table4.A2" office:value-type="string">
            <text:p text:style-name="P67">1973</text:p>
          </table:table-cell>
        </table:table-row>
        <table:table-row table:style-name="TableLine94201358682080">
          <table:table-cell table:style-name="Table4.A2" office:value-type="string">
            <text:p text:style-name="P39">Genetic (roulette)</text:p>
          </table:table-cell>
          <table:table-cell table:style-name="Table4.B3" office:value-type="float" office:value="1402.588">
            <text:p text:style-name="P68">1402.59</text:p>
          </table:table-cell>
          <table:table-cell table:style-name="Table4.B3" office:value-type="float" office:value="280.5176">
            <text:p text:style-name="P68">280.52</text:p>
          </table:table-cell>
          <table:table-cell table:style-name="Table4.B3" office:value-type="float" office:value="1967.6">
            <text:p text:style-name="P68">1967.6</text:p>
          </table:table-cell>
          <table:table-cell table:style-name="Table4.B3" office:value-type="float" office:value="1964">
            <text:p text:style-name="P68">1964</text:p>
          </table:table-cell>
        </table:table-row>
        <table:table-row table:style-name="TableLine94201358685280">
          <table:table-cell table:style-name="Table4.A2" office:value-type="string">
            <text:p text:style-name="P39">Genetic (tournament)</text:p>
          </table:table-cell>
          <table:table-cell table:style-name="Table4.A2" office:value-type="string">
            <text:p text:style-name="P54"/>
          </table:table-cell>
          <table:table-cell table:style-name="Table4.B3">
            <text:p text:style-name="P54"/>
          </table:table-cell>
          <table:table-cell table:style-name="Table4.B3">
            <text:p text:style-name="P54"/>
          </table:table-cell>
          <table:table-cell table:style-name="Table4.B3">
            <text:p text:style-name="P54"/>
          </table:table-cell>
        </table:table-row>
        <table:table-row table:style-name="TableLine94201358687584">
          <table:table-cell table:style-name="Table4.A9" office:value-type="string">
            <text:p text:style-name="P39">Hybrid (ga + sa)</text:p>
          </table:table-cell>
          <table:table-cell table:style-name="Table4.B9" office:value-type="float" office:value="2428.695">
            <text:p text:style-name="P68">2428.7</text:p>
          </table:table-cell>
          <table:table-cell table:style-name="Table4.B9" office:value-type="float" office:value="485.74">
            <text:p text:style-name="P68">485.74</text:p>
          </table:table-cell>
          <table:table-cell table:style-name="Table4.D9" office:value-type="string">
            <text:p text:style-name="P68">1959.8</text:p>
          </table:table-cell>
          <table:table-cell table:style-name="Table4.E9" office:value-type="string">
            <text:p text:style-name="P68">1958</text:p>
          </table:table-cell>
        </table:table-row>
      </table:table>
      <text:p text:style-name="P34"/>
      <text:p text:style-name="P34"/>
      <text:p text:style-name="P9"><text:span text:style-name="T7">Instance: miles1500.txt </text:span><text:span text:style-name="T17">(n=128, m=10396)</text:span></text:p>
      <text:p text:style-name="P10"><text:span text:style-name="T7">IBM ILOG CPLEX 12.8 egzaktn</text:span><text:span text:style-name="T9">i</text:span><text:span text:style-name="T7"> rešavač: </text:span><text:span text:style-name="T9">Optimalno resenje za ovu instancu je OPT</text:span><text:span text:style-name="T32">sol</text:span><text:span text:style-name="T39">= </text:span><text:span text:style-name="T41">3260</text:span></text:p>
      <table:table table:name="Table5" table:style-name="Table5" table:template-name="Academic">
        <table:table-column table:style-name="Table5.A"/>
        <table:table-column table:style-name="Table5.B"/>
        <table:table-column table:style-name="Table5.C"/>
        <table:table-column table:style-name="Table5.D"/>
        <table:table-column table:style-name="Table5.C"/>
        <table:table-row table:style-name="Table5.1">
          <table:table-cell table:style-name="Table5.A1" office:value-type="string">
            <text:p text:style-name="P40">Method name</text:p>
          </table:table-cell>
          <table:table-cell table:style-name="Table5.A1" office:value-type="string">
            <text:p text:style-name="P40">Total time(sec)</text:p>
          </table:table-cell>
          <table:table-cell table:style-name="Table5.A1" office:value-type="string">
            <text:p text:style-name="P40">Average time(sec)</text:p>
          </table:table-cell>
          <table:table-cell table:style-name="Table5.A1" office:value-type="string">
            <text:p text:style-name="P40">Average value</text:p>
          </table:table-cell>
          <table:table-cell table:style-name="Table5.A1" office:value-type="string">
            <text:p text:style-name="P40">Best value</text:p>
          </table:table-cell>
        </table:table-row>
        <table:table-row table:style-name="TableLine94201358727168">
          <table:table-cell table:style-name="Table5.A2" office:value-type="string">
            <text:p text:style-name="P40">Brute force</text:p>
          </table:table-cell>
          <table:table-cell table:style-name="Table5.A2" office:value-type="string">
            <text:p text:style-name="P45">-</text:p>
          </table:table-cell>
          <table:table-cell table:style-name="Table5.A2" office:value-type="string">
            <text:p text:style-name="P52">-</text:p>
          </table:table-cell>
          <table:table-cell table:style-name="Table5.A2" office:value-type="string">
            <text:p text:style-name="P45">-</text:p>
          </table:table-cell>
          <table:table-cell table:style-name="Table5.A2" office:value-type="string">
            <text:p text:style-name="P45">-</text:p>
          </table:table-cell>
        </table:table-row>
        <table:table-row table:style-name="TableLine94201358728816">
          <table:table-cell table:style-name="Table5.A2" office:value-type="string">
            <text:p text:style-name="P40">Local search</text:p>
          </table:table-cell>
          <table:table-cell table:style-name="Table5.B3">
            <text:p text:style-name="P60"/>
          </table:table-cell>
          <table:table-cell table:style-name="Table5.B3">
            <text:p text:style-name="P60"/>
          </table:table-cell>
          <table:table-cell table:style-name="Table5.B3">
            <text:p text:style-name="P60"/>
          </table:table-cell>
          <table:table-cell table:style-name="Table5.B3">
            <text:p text:style-name="P60"/>
          </table:table-cell>
        </table:table-row>
        <table:table-row table:style-name="TableLine94201358731392">
          <table:table-cell table:style-name="Table5.A2" office:value-type="string">
            <text:p text:style-name="P40">Simulated annealing</text:p>
          </table:table-cell>
          <table:table-cell table:style-name="Table5.B3">
            <text:p text:style-name="P61"/>
          </table:table-cell>
          <table:table-cell table:style-name="Table5.B3">
            <text:p text:style-name="P62"/>
          </table:table-cell>
          <table:table-cell table:style-name="Table5.B3">
            <text:p text:style-name="P61"/>
          </table:table-cell>
          <table:table-cell table:style-name="Table5.B3">
            <text:p text:style-name="P61"/>
          </table:table-cell>
        </table:table-row>
        <table:table-row table:style-name="TableLine94201358732656">
          <table:table-cell table:style-name="Table5.A2" office:value-type="string">
            <text:p text:style-name="P40">VNS(k_max = 3)</text:p>
          </table:table-cell>
          <table:table-cell table:style-name="Table5.B3">
            <text:p text:style-name="P55"/>
          </table:table-cell>
          <table:table-cell table:style-name="Table5.B3">
            <text:p text:style-name="P55"/>
          </table:table-cell>
          <table:table-cell table:style-name="Table5.B3">
            <text:p text:style-name="P55"/>
          </table:table-cell>
          <table:table-cell table:style-name="Table5.B3">
            <text:p text:style-name="P55"/>
          </table:table-cell>
        </table:table-row>
        <table:table-row table:style-name="TableLine94201358733952">
          <table:table-cell table:style-name="Table5.A2" office:value-type="string">
            <text:p text:style-name="P40">VNS(k_max = 5)</text:p>
          </table:table-cell>
          <table:table-cell table:style-name="Table5.B3">
            <text:p text:style-name="P52"/>
          </table:table-cell>
          <table:table-cell table:style-name="Table5.B3">
            <text:p text:style-name="P47"/>
          </table:table-cell>
          <table:table-cell table:style-name="Table5.B3">
            <text:p text:style-name="P52"/>
          </table:table-cell>
          <table:table-cell table:style-name="Table5.B3">
            <text:p text:style-name="P52"/>
          </table:table-cell>
        </table:table-row>
        <table:table-row table:style-name="TableLine94201358735120">
          <table:table-cell table:style-name="Table5.A2" office:value-type="string">
            <text:p text:style-name="P40">Genetic (roulette)</text:p>
          </table:table-cell>
          <table:table-cell table:style-name="Table5.B3">
            <text:p text:style-name="P63"/>
          </table:table-cell>
          <table:table-cell table:style-name="Table5.B3">
            <text:p text:style-name="P64"/>
          </table:table-cell>
          <table:table-cell table:style-name="Table5.B3">
            <text:p text:style-name="P63"/>
          </table:table-cell>
          <table:table-cell table:style-name="Table5.B3">
            <text:p text:style-name="P63"/>
          </table:table-cell>
        </table:table-row>
        <table:table-row table:style-name="TableLine94201358736336">
          <table:table-cell table:style-name="Table5.A2" office:value-type="string">
            <text:p text:style-name="P40">Genetic (tournament)</text:p>
          </table:table-cell>
          <table:table-cell table:style-name="Table5.B3">
            <text:p text:style-name="P55"/>
          </table:table-cell>
          <table:table-cell table:style-name="Table5.B3">
            <text:p text:style-name="P55"/>
          </table:table-cell>
          <table:table-cell table:style-name="Table5.B3">
            <text:p text:style-name="P55"/>
          </table:table-cell>
          <table:table-cell table:style-name="Table5.B3">
            <text:p text:style-name="P55"/>
          </table:table-cell>
        </table:table-row>
        <table:table-row table:style-name="Table5.1">
          <table:table-cell table:style-name="Table5.A9" office:value-type="string">
            <text:p text:style-name="P40">Hybrid (ga + sa)</text:p>
          </table:table-cell>
          <table:table-cell table:style-name="Table5.B9">
            <text:p text:style-name="P65"/>
          </table:table-cell>
          <table:table-cell table:style-name="Table5.B9">
            <text:p text:style-name="P65"/>
          </table:table-cell>
          <table:table-cell table:style-name="Table5.B9">
            <text:p text:style-name="P65"/>
          </table:table-cell>
          <table:table-cell table:style-name="Table5.B9">
            <text:p text:style-name="P65"/>
          </table:table-cell>
        </table:table-row>
      </table:table>
      <text:p text:style-name="P35"/>
      <text:p text:style-name="P35"/>
      <text:p text:style-name="P4">Instance: fpsol2.i.2 (<text:span text:style-name="T28">n=</text:span><text:span text:style-name="T27">451,</text:span><text:span text:style-name="T25"> </text:span><text:span text:style-name="T28">m=</text:span><text:span text:style-name="T27">8691</text:span>)</text:p>
      <text:p text:style-name="P9"><text:span text:style-name="T7">IBM ILOG CPLEX 12.8 egzaktn</text:span><text:span text:style-name="T9">i</text:span><text:span text:style-name="T7"> rešavač: </text:span><text:span text:style-name="T9">Optimalno resenje za ovu instancu je OPT</text:span><text:span text:style-name="T32">sol</text:span><text:span text:style-name="T39">= </text:span><text:span text:style-name="T38">1668</text:span></text:p>
      <table:table table:name="Table6" table:style-name="Table6" table:template-name="Academic">
        <table:table-column table:style-name="Table6.A"/>
        <table:table-column table:style-name="Table6.B"/>
        <table:table-column table:style-name="Table6.C"/>
        <table:table-column table:style-name="Table6.D"/>
        <table:table-column table:style-name="Table6.C"/>
        <table:table-row table:style-name="Table6.1">
          <table:table-cell table:style-name="Table6.A1" office:value-type="string">
            <text:p text:style-name="P45">Method name</text:p>
          </table:table-cell>
          <table:table-cell table:style-name="Table6.A1" office:value-type="string">
            <text:p text:style-name="P45">Total time(sec)</text:p>
          </table:table-cell>
          <table:table-cell table:style-name="Table6.A1" office:value-type="string">
            <text:p text:style-name="P45">Average time(sec)</text:p>
          </table:table-cell>
          <table:table-cell table:style-name="Table6.A1" office:value-type="string">
            <text:p text:style-name="P45">Average value</text:p>
          </table:table-cell>
          <table:table-cell table:style-name="Table6.A1" office:value-type="string">
            <text:p text:style-name="P45">Best value</text:p>
          </table:table-cell>
        </table:table-row>
        <table:table-row table:style-name="TableLine94201358774880">
          <table:table-cell table:style-name="Table6.A2" office:value-type="string">
            <text:p text:style-name="P40">Brute force</text:p>
          </table:table-cell>
          <table:table-cell table:style-name="Table6.A2" office:value-type="string">
            <text:p text:style-name="P45">-</text:p>
          </table:table-cell>
          <table:table-cell table:style-name="Table6.A2" office:value-type="string">
            <text:p text:style-name="P52">-</text:p>
          </table:table-cell>
          <table:table-cell table:style-name="Table6.A2" office:value-type="string">
            <text:p text:style-name="P45">-</text:p>
          </table:table-cell>
          <table:table-cell table:style-name="Table6.A2" office:value-type="string">
            <text:p text:style-name="P45">-</text:p>
          </table:table-cell>
        </table:table-row>
        <table:table-row table:style-name="TableLine94201358777376">
          <table:table-cell table:style-name="Table6.A2" office:value-type="string">
            <text:p text:style-name="P40">Local search</text:p>
          </table:table-cell>
          <table:table-cell table:style-name="Table6.B3" office:value-type="float" office:value="5465.932">
            <text:p text:style-name="P56">5465.93</text:p>
          </table:table-cell>
          <table:table-cell table:style-name="Table6.B3" office:value-type="float" office:value="1093.186">
            <text:p text:style-name="P56">1093.19</text:p>
          </table:table-cell>
          <table:table-cell table:style-name="Table6.B3" office:value-type="float" office:value="1901.8">
            <text:p text:style-name="P56">1901.8</text:p>
          </table:table-cell>
          <table:table-cell table:style-name="Table6.B3" office:value-type="float" office:value="1879">
            <text:p text:style-name="P56">1879</text:p>
          </table:table-cell>
        </table:table-row>
        <table:table-row table:style-name="TableLine94201358780224">
          <table:table-cell table:style-name="Table6.A2" office:value-type="string">
            <text:p text:style-name="P40">Simulated annealing</text:p>
          </table:table-cell>
          <table:table-cell table:style-name="Table6.B3" office:value-type="float" office:value="5377.082">
            <text:p text:style-name="P57">5377.08</text:p>
          </table:table-cell>
          <table:table-cell table:style-name="Table6.B3" office:value-type="float" office:value="1075.416">
            <text:p text:style-name="P57">1075.42</text:p>
          </table:table-cell>
          <table:table-cell table:style-name="Table6.B3" office:value-type="float" office:value="1888.2">
            <text:p text:style-name="P57">1888.2</text:p>
          </table:table-cell>
          <table:table-cell table:style-name="Table6.B3" office:value-type="float" office:value="1860">
            <text:p text:style-name="P57">1860</text:p>
          </table:table-cell>
        </table:table-row>
        <table:table-row table:style-name="TableLine94201358783472">
          <table:table-cell table:style-name="Table6.A2" office:value-type="string">
            <text:p text:style-name="P40">VNS(k_max = 3)</text:p>
          </table:table-cell>
          <table:table-cell table:style-name="Table6.B3">
            <text:p text:style-name="P55"/>
          </table:table-cell>
          <table:table-cell table:style-name="Table6.B3">
            <text:p text:style-name="P55"/>
          </table:table-cell>
          <table:table-cell table:style-name="Table6.B3">
            <text:p text:style-name="P55"/>
          </table:table-cell>
          <table:table-cell table:style-name="Table6.B3">
            <text:p text:style-name="P55"/>
          </table:table-cell>
        </table:table-row>
        <table:table-row table:style-name="TableLine94201358786400">
          <table:table-cell table:style-name="Table6.A2" office:value-type="string">
            <text:p text:style-name="P40">VNS(k_max = 5)</text:p>
          </table:table-cell>
          <table:table-cell table:style-name="Table6.A2" office:value-type="string">
            <text:p text:style-name="P52"/>
          </table:table-cell>
          <table:table-cell table:style-name="Table6.A2" office:value-type="string">
            <text:p text:style-name="P47"/>
          </table:table-cell>
          <table:table-cell table:style-name="Table6.A2" office:value-type="string">
            <text:p text:style-name="P52"/>
          </table:table-cell>
          <table:table-cell table:style-name="Table6.A2" office:value-type="string">
            <text:p text:style-name="P52"/>
          </table:table-cell>
        </table:table-row>
        <table:table-row table:style-name="TableLine94201358787568">
          <table:table-cell table:style-name="Table6.A2" office:value-type="string">
            <text:p text:style-name="P40">Genetic (roulette)</text:p>
          </table:table-cell>
          <table:table-cell table:style-name="Table6.B3" office:value-type="float" office:value="10664.75">
            <text:p text:style-name="P57">10664.75</text:p>
          </table:table-cell>
          <table:table-cell table:style-name="Table6.B3" office:value-type="float" office:value="2132.95">
            <text:p text:style-name="P57">2132.95</text:p>
          </table:table-cell>
          <table:table-cell table:style-name="Table6.B3" office:value-type="float" office:value="1752.2">
            <text:p text:style-name="P57">1752.2</text:p>
          </table:table-cell>
          <table:table-cell table:style-name="Table6.B3" office:value-type="float" office:value="1722">
            <text:p text:style-name="P57">1722</text:p>
          </table:table-cell>
        </table:table-row>
        <table:table-row table:style-name="TableLine94201358790768">
          <table:table-cell table:style-name="Table6.A2" office:value-type="string">
            <text:p text:style-name="P40">Genetic (tournament)</text:p>
          </table:table-cell>
          <table:table-cell table:style-name="Table6.A2" office:value-type="string">
            <text:p text:style-name="P55"/>
          </table:table-cell>
          <table:table-cell table:style-name="Table6.B3">
            <text:p text:style-name="P55"/>
          </table:table-cell>
          <table:table-cell table:style-name="Table6.B3">
            <text:p text:style-name="P55"/>
          </table:table-cell>
          <table:table-cell table:style-name="Table6.B3">
            <text:p text:style-name="P55"/>
          </table:table-cell>
        </table:table-row>
        <table:table-row table:style-name="TableLine94201358791984">
          <table:table-cell table:style-name="Table6.A9" office:value-type="string">
            <text:p text:style-name="P40">Hybrid (ga + sa)</text:p>
          </table:table-cell>
          <table:table-cell table:style-name="Table6.B9" office:value-type="float" office:value="16057.831">
            <text:p text:style-name="P57">16057.83</text:p>
          </table:table-cell>
          <table:table-cell table:style-name="Table6.B9" office:value-type="float" office:value="3211.566">
            <text:p text:style-name="P57">3211.57</text:p>
          </table:table-cell>
          <table:table-cell table:style-name="Table6.D9" office:value-type="string">
            <text:p text:style-name="P57">1701</text:p>
          </table:table-cell>
          <table:table-cell table:style-name="Table6.E9" office:value-type="string">
            <text:p text:style-name="P57">1692</text:p>
          </table:table-cell>
        </table:table-row>
      </table:table>
      <text:p text:style-name="P3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inherit" svg:font-family="inherit"/>
    <style:font-face style:name="Liberation Serif1" svg:font-family="'Liberation Serif'" style:font-family-generic="roman"/>
    <style:font-face style:name="Times new roman" svg:font-family="'Times new roman'" style:font-family-generic="roman"/>
    <style:font-face style:name="Arial" svg:font-family="Arial" style:font-family-generic="swiss"/>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margin-top="0in" fo:margin-bottom="0in" loext:contextual-spacing="false" fo:line-height="115%" fo:text-align="start" style:justify-single-word="false" fo:orphans="2" fo:widows="2" style:writing-mode="lr-tb"/>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style>
    <style:style style:name="Academic.2" style:family="table-cell" style:data-style-name="N0">
      <style:table-cell-properties fo:border-bottom="0.74pt solid #000000" fo:padding="0in" fo:padding-left="0in" fo:padding-right="0in" fo:padding-top="0in" fo:padding-bottom="0in"/>
    </style:style>
    <style:style style:name="Academic.3" style:family="table-cell" style:data-style-name="N100">
      <style:table-cell-properties fo:padding="0in" fo:padding-left="0in" fo:padding-right="0in" fo:padding-top="0in" fo:padding-bottom="0in"/>
    </style:style>
    <style:style style:name="Academic.4" style:family="table-cell" style:data-style-name="N0">
      <style:table-cell-properties fo:padding="0in" fo:padding-left="0in" fo:padding-right="0in" fo:padding-top="0in" fo:padding-bottom="0in"/>
    </style:style>
    <style:style style:name="Academic.5" style:family="table-cell" style:data-style-name="N0">
      <style:table-cell-properties fo:padding="0in" fo:padding-left="0in" fo:padding-right="0in" fo:padding-top="0in" fo:padding-bottom="0in"/>
    </style:style>
    <style:style style:name="Academic.6" style:family="table-cell" style:data-style-name="N100">
      <style:table-cell-properties fo:padding="0in" fo:padding-left="0in" fo:padding-right="0in" fo:padding-top="0in" fo:padding-bottom="0in"/>
    </style:style>
    <style:style style:name="Academic.7" style:family="table-cell" style:data-style-name="N0">
      <style:table-cell-properties fo:padding="0in" fo:padding-left="0in" fo:padding-right="0in" fo:padding-top="0in" fo:padding-bottom="0in"/>
    </style:style>
    <style:style style:name="Academic.8" style:family="table-cell" style:data-style-name="N0">
      <style:table-cell-properties fo:padding="0in" fo:padding-left="0in" fo:padding-right="0in" fo:padding-top="0in" fo:padding-bottom="0in"/>
    </style:style>
    <style:style style:name="Academic.9" style:family="table-cell" style:data-style-name="N0">
      <style:table-cell-properties fo:padding="0in" fo:padding-left="0in" fo:padding-right="0in" fo:padding-top="0in" fo:padding-bottom="0in"/>
    </style:style>
    <style:style style:name="Academic.10" style:family="table-cell" style:data-style-name="N0">
      <style:table-cell-properties fo:padding="0in" fo:padding-left="0in" fo:padding-right="0in" fo:padding-top="0in" fo:padding-bottom="0in"/>
    </style:style>
    <style:style style:name="Academic.11" style:family="table-cell" style:data-style-name="N100">
      <style:table-cell-properties fo:border-top="0.74pt solid #000000" fo:border-bottom="0.74pt solid #000000" fo:padding="0in" fo:padding-left="0in" fo:padding-right="0in" fo:padding-top="0in" fo:padding-bottom="0in"/>
    </style:style>
    <style:style style:name="Academic.12" style:family="table-cell" style:data-style-name="N100">
      <style:table-cell-properties fo:border-top="0.74pt solid #000000" fo:border-bottom="0.74pt solid #000000" fo:padding="0in" fo:padding-left="0in" fo:padding-right="0in" fo:padding-top="0in" fo:padding-bottom="0in"/>
    </style:style>
    <style:style style:name="Academic.13" style:family="table-cell" style:data-style-name="N100">
      <style:table-cell-properties fo:border-bottom="0.74pt solid #000000" fo:padding="0in" fo:padding-left="0in" fo:padding-right="0in" fo:padding-top="0in" fo:padding-bottom="0in"/>
    </style:style>
    <style:style style:name="Academic.14" style:family="table-cell" style:data-style-name="N0">
      <style:table-cell-properties fo:border-bottom="0.74pt solid #000000" fo:padding="0in" fo:padding-left="0in" fo:padding-right="0in" fo:padding-top="0in" fo:padding-bottom="0in"/>
    </style:style>
    <style:style style:name="Academic.15" style:family="table-cell" style:data-style-name="N100">
      <style:table-cell-properties fo:border-top="0.74pt solid #000000" fo:border-bottom="0.74pt solid #000000" fo:padding="0in" fo:padding-left="0in" fo:padding-right="0in" fo:padding-top="0in" fo:padding-bottom="0in"/>
    </style:style>
    <style:style style:name="Academic.16" style:family="table-cell" style:data-style-name="N0">
      <style:table-cell-properties fo:border-bottom="0.74pt solid #000000" fo:padding="0in" fo:padding-left="0in" fo:padding-right="0in" fo:padding-top="0in" fo:padding-bottom="0in"/>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02T22:11:08.840375089</meta:creation-date>
    <dc:date>2023-03-28T13:43:05.515020769</dc:date>
    <meta:editing-duration>PT9H17M11S</meta:editing-duration>
    <meta:editing-cycles>68</meta:editing-cycles>
    <meta:generator>LibreOffice/6.4.7.2$Linux_X86_64 LibreOffice_project/40$Build-2</meta:generator>
    <meta:document-statistic meta:table-count="6" meta:image-count="0" meta:object-count="0" meta:page-count="8" meta:paragraph-count="269" meta:word-count="1301" meta:character-count="8106" meta:non-whitespace-character-count="7026"/>
  </office:meta>
</office:document-meta>
</file>